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33.5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g n</text:p>
          </table:table-cell>
          <table:table-cell office:value-type="string" calcext:value-type="string">
            <text:p>lg(lg n)</text:p>
          </table:table-cell>
          <table:table-cell office:value-type="string" calcext:value-type="string">
            <text:p>n*lg n</text:p>
          </table:table-cell>
          <table:table-cell office:value-type="string" calcext:value-type="string">
            <text:p>(lg n)^(lg n)</text:p>
          </table:table-cell>
          <table:table-cell office:value-type="string" calcext:value-type="string">
            <text:p>sqrt(lg n)</text:p>
          </table:table-cell>
          <table:table-cell office:value-type="string" calcext:value-type="string">
            <text:p>2^lg n</text:p>
          </table:table-cell>
          <table:table-cell office:value-type="string" calcext:value-type="string">
            <text:p>(lg n)!</text:p>
          </table:table-cell>
          <table:table-cell office:value-type="string" calcext:value-type="string">
            <text:p>sqrt(2)^lg n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14214" calcext:value-type="float">
            <text:p>1.4142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584963" calcext:value-type="float">
            <text:p>1.584963</text:p>
          </table:table-cell>
          <table:table-cell office:value-type="float" office:value="0.664449" calcext:value-type="float">
            <text:p>0.664449</text:p>
          </table:table-cell>
          <table:table-cell office:value-type="float" office:value="4.754888" calcext:value-type="float">
            <text:p>4.754888</text:p>
          </table:table-cell>
          <table:table-cell office:value-type="float" office:value="2.075022" calcext:value-type="float">
            <text:p>2.075022</text:p>
          </table:table-cell>
          <table:table-cell office:value-type="float" office:value="1.258953" calcext:value-type="float">
            <text:p>1.2589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414214" calcext:value-type="float">
            <text:p>1.4142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.321928" calcext:value-type="float">
            <text:p>2.321928</text:p>
          </table:table-cell>
          <table:table-cell office:value-type="float" office:value="1.215323" calcext:value-type="float">
            <text:p>1.215323</text:p>
          </table:table-cell>
          <table:table-cell office:value-type="float" office:value="11.60964" calcext:value-type="float">
            <text:p>11.60964</text:p>
          </table:table-cell>
          <table:table-cell office:value-type="float" office:value="7.070897" calcext:value-type="float">
            <text:p>7.070897</text:p>
          </table:table-cell>
          <table:table-cell office:value-type="float" office:value="1.523787" calcext:value-type="float">
            <text:p>1.5237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236068" calcext:value-type="float">
            <text:p>2.236068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.584963" calcext:value-type="float">
            <text:p>2.584963</text:p>
          </table:table-cell>
          <table:table-cell office:value-type="float" office:value="1.370143" calcext:value-type="float">
            <text:p>1.370143</text:p>
          </table:table-cell>
          <table:table-cell office:value-type="float" office:value="15.509775" calcext:value-type="float">
            <text:p>15.509775</text:p>
          </table:table-cell>
          <table:table-cell office:value-type="float" office:value="11.646053" calcext:value-type="float">
            <text:p>11.646053</text:p>
          </table:table-cell>
          <table:table-cell office:value-type="float" office:value="1.607782" calcext:value-type="float">
            <text:p>1.6077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44949" calcext:value-type="float">
            <text:p>2.44949</text:p>
          </table:table-cell>
          <table:table-cell office:value-type="float" office:value="216" calcext:value-type="float">
            <text:p>21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.807355" calcext:value-type="float">
            <text:p>2.807355</text:p>
          </table:table-cell>
          <table:table-cell office:value-type="float" office:value="1.489211" calcext:value-type="float">
            <text:p>1.489211</text:p>
          </table:table-cell>
          <table:table-cell office:value-type="float" office:value="19.651484" calcext:value-type="float">
            <text:p>19.651484</text:p>
          </table:table-cell>
          <table:table-cell office:value-type="float" office:value="18.135507" calcext:value-type="float">
            <text:p>18.135507</text:p>
          </table:table-cell>
          <table:table-cell office:value-type="float" office:value="1.675516" calcext:value-type="float">
            <text:p>1.6755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645751" calcext:value-type="float">
            <text:p>2.645751</text:p>
          </table:table-cell>
          <table:table-cell office:value-type="float" office:value="343" calcext:value-type="float">
            <text:p>343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584963" calcext:value-type="float">
            <text:p>1.5849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.732051" calcext:value-type="float">
            <text:p>1.73205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828427" calcext:value-type="float">
            <text:p>2.828427</text:p>
          </table:table-cell>
          <table:table-cell office:value-type="float" office:value="512" calcext:value-type="float">
            <text:p>512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.169925" calcext:value-type="float">
            <text:p>3.169925</text:p>
          </table:table-cell>
          <table:table-cell office:value-type="float" office:value="1.664449" calcext:value-type="float">
            <text:p>1.664449</text:p>
          </table:table-cell>
          <table:table-cell office:value-type="float" office:value="28.529325" calcext:value-type="float">
            <text:p>28.529325</text:p>
          </table:table-cell>
          <table:table-cell office:value-type="float" office:value="38.751428" calcext:value-type="float">
            <text:p>38.751428</text:p>
          </table:table-cell>
          <table:table-cell office:value-type="float" office:value="1.780428" calcext:value-type="float">
            <text:p>1.7804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29" calcext:value-type="float">
            <text:p>729</text:p>
          </table:table-cell>
          <table:table-cell office:value-type="float" office:value="362880" calcext:value-type="float">
            <text:p>36288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.321928" calcext:value-type="float">
            <text:p>3.321928</text:p>
          </table:table-cell>
          <table:table-cell office:value-type="float" office:value="1.732021" calcext:value-type="float">
            <text:p>1.732021</text:p>
          </table:table-cell>
          <table:table-cell office:value-type="float" office:value="33.219281" calcext:value-type="float">
            <text:p>33.219281</text:p>
          </table:table-cell>
          <table:table-cell office:value-type="float" office:value="53.953652" calcext:value-type="float">
            <text:p>53.953652</text:p>
          </table:table-cell>
          <table:table-cell office:value-type="float" office:value="1.822616" calcext:value-type="float">
            <text:p>1.8226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.162278" calcext:value-type="float">
            <text:p>3.162278</text:p>
          </table:table-cell>
          <table:table-cell office:value-type="float" office:value="1000" calcext:value-type="float">
            <text:p>1000</text:p>
          </table:table-cell>
          <table:table-cell office:value-type="float" office:value="3628800" calcext:value-type="float">
            <text:p>36288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.459432" calcext:value-type="float">
            <text:p>3.459432</text:p>
          </table:table-cell>
          <table:table-cell office:value-type="float" office:value="1.790535" calcext:value-type="float">
            <text:p>1.790535</text:p>
          </table:table-cell>
          <table:table-cell office:value-type="float" office:value="38.053748" calcext:value-type="float">
            <text:p>38.053748</text:p>
          </table:table-cell>
          <table:table-cell office:value-type="float" office:value="73.223431" calcext:value-type="float">
            <text:p>73.223431</text:p>
          </table:table-cell>
          <table:table-cell office:value-type="float" office:value="1.859955" calcext:value-type="float">
            <text:p>1.85995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.316625" calcext:value-type="float">
            <text:p>3.316625</text:p>
          </table:table-cell>
          <table:table-cell office:value-type="float" office:value="1331" calcext:value-type="float">
            <text:p>1331</text:p>
          </table:table-cell>
          <table:table-cell office:value-type="float" office:value="39916800" calcext:value-type="float">
            <text:p>3991680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.584963" calcext:value-type="float">
            <text:p>3.584963</text:p>
          </table:table-cell>
          <table:table-cell office:value-type="float" office:value="1.841958" calcext:value-type="float">
            <text:p>1.841958</text:p>
          </table:table-cell>
          <table:table-cell office:value-type="float" office:value="43.01955" calcext:value-type="float">
            <text:p>43.01955</text:p>
          </table:table-cell>
          <table:table-cell office:value-type="float" office:value="97.231405" calcext:value-type="float">
            <text:p>97.231405</text:p>
          </table:table-cell>
          <table:table-cell office:value-type="float" office:value="1.8934" calcext:value-type="float">
            <text:p>1.893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.464102" calcext:value-type="float">
            <text:p>3.464102</text:p>
          </table:table-cell>
          <table:table-cell office:value-type="float" office:value="1728" calcext:value-type="float">
            <text:p>1728</text:p>
          </table:table-cell>
          <table:table-cell office:value-type="float" office:value="479001600" calcext:value-type="float">
            <text:p>47900160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.70044" calcext:value-type="float">
            <text:p>3.70044</text:p>
          </table:table-cell>
          <table:table-cell office:value-type="float" office:value="1.887697" calcext:value-type="float">
            <text:p>1.887697</text:p>
          </table:table-cell>
          <table:table-cell office:value-type="float" office:value="48.105716" calcext:value-type="float">
            <text:p>48.105716</text:p>
          </table:table-cell>
          <table:table-cell office:value-type="float" office:value="126.70309" calcext:value-type="float">
            <text:p>126.70309</text:p>
          </table:table-cell>
          <table:table-cell office:value-type="float" office:value="1.923653" calcext:value-type="float">
            <text:p>1.92365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.605551" calcext:value-type="float">
            <text:p>3.605551</text:p>
          </table:table-cell>
          <table:table-cell office:value-type="float" office:value="2197" calcext:value-type="float">
            <text:p>2197</text:p>
          </table:table-cell>
          <table:table-cell office:value-type="float" office:value="6227021000" calcext:value-type="float">
            <text:p>622702100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.807355" calcext:value-type="float">
            <text:p>3.807355</text:p>
          </table:table-cell>
          <table:table-cell office:value-type="float" office:value="1.928789" calcext:value-type="float">
            <text:p>1.928789</text:p>
          </table:table-cell>
          <table:table-cell office:value-type="float" office:value="53.302969" calcext:value-type="float">
            <text:p>53.302969</text:p>
          </table:table-cell>
          <table:table-cell office:value-type="float" office:value="162.419894" calcext:value-type="float">
            <text:p>162.419894</text:p>
          </table:table-cell>
          <table:table-cell office:value-type="float" office:value="1.951244" calcext:value-type="float">
            <text:p>1.9512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.741657" calcext:value-type="float">
            <text:p>3.741657</text:p>
          </table:table-cell>
          <table:table-cell office:value-type="float" office:value="2744" calcext:value-type="float">
            <text:p>2744</text:p>
          </table:table-cell>
          <table:table-cell office:value-type="float" office:value="87178290000" calcext:value-type="float">
            <text:p>8717829000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.906891" calcext:value-type="float">
            <text:p>3.906891</text:p>
          </table:table-cell>
          <table:table-cell office:value-type="float" office:value="1.966021" calcext:value-type="float">
            <text:p>1.966021</text:p>
          </table:table-cell>
          <table:table-cell office:value-type="float" office:value="58.603359" calcext:value-type="float">
            <text:p>58.603359</text:p>
          </table:table-cell>
          <table:table-cell office:value-type="float" office:value="205.220123" calcext:value-type="float">
            <text:p>205.220123</text:p>
          </table:table-cell>
          <table:table-cell office:value-type="float" office:value="1.976586" calcext:value-type="float">
            <text:p>1.97658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.872983" calcext:value-type="float">
            <text:p>3.872983</text:p>
          </table:table-cell>
          <table:table-cell office:value-type="float" office:value="3375" calcext:value-type="float">
            <text:p>3375</text:p>
          </table:table-cell>
          <table:table-cell office:value-type="float" office:value="1307674000000" calcext:value-type="float">
            <text:p>13076740000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0922790000000" calcext:value-type="float">
            <text:p>2092279000000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.087463" calcext:value-type="float">
            <text:p>4.087463</text:p>
          </table:table-cell>
          <table:table-cell office:value-type="float" office:value="2.031206" calcext:value-type="float">
            <text:p>2.031206</text:p>
          </table:table-cell>
          <table:table-cell office:value-type="float" office:value="69.486868" calcext:value-type="float">
            <text:p>69.486868</text:p>
          </table:table-cell>
          <table:table-cell office:value-type="float" office:value="315.714667" calcext:value-type="float">
            <text:p>315.714667</text:p>
          </table:table-cell>
          <table:table-cell office:value-type="float" office:value="2.021747" calcext:value-type="float">
            <text:p>2.021747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4.123106" calcext:value-type="float">
            <text:p>4.123106</text:p>
          </table:table-cell>
          <table:table-cell office:value-type="float" office:value="4913" calcext:value-type="float">
            <text:p>4913</text:p>
          </table:table-cell>
          <table:table-cell office:value-type="float" office:value="355687400000000" calcext:value-type="float">
            <text:p>35568740000000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.169925" calcext:value-type="float">
            <text:p>4.169925</text:p>
          </table:table-cell>
          <table:table-cell office:value-type="float" office:value="2.060021" calcext:value-type="float">
            <text:p>2.060021</text:p>
          </table:table-cell>
          <table:table-cell office:value-type="float" office:value="75.05865" calcext:value-type="float">
            <text:p>75.05865</text:p>
          </table:table-cell>
          <table:table-cell office:value-type="float" office:value="385.379198" calcext:value-type="float">
            <text:p>385.379198</text:p>
          </table:table-cell>
          <table:table-cell office:value-type="float" office:value="2.042039" calcext:value-type="float">
            <text:p>2.04203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.242641" calcext:value-type="float">
            <text:p>4.242641</text:p>
          </table:table-cell>
          <table:table-cell office:value-type="float" office:value="5832" calcext:value-type="float">
            <text:p>5832</text:p>
          </table:table-cell>
          <table:table-cell office:value-type="float" office:value="6402374000000000" calcext:value-type="float">
            <text:p>640237400000000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.247928" calcext:value-type="float">
            <text:p>4.247928</text:p>
          </table:table-cell>
          <table:table-cell office:value-type="float" office:value="2.086759" calcext:value-type="float">
            <text:p>2.086759</text:p>
          </table:table-cell>
          <table:table-cell office:value-type="float" office:value="80.710623" calcext:value-type="float">
            <text:p>80.710623</text:p>
          </table:table-cell>
          <table:table-cell office:value-type="float" office:value="466.069599" calcext:value-type="float">
            <text:p>466.069599</text:p>
          </table:table-cell>
          <table:table-cell office:value-type="float" office:value="2.06105" calcext:value-type="float">
            <text:p>2.06105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4.358899" calcext:value-type="float">
            <text:p>4.358899</text:p>
          </table:table-cell>
          <table:table-cell office:value-type="float" office:value="6859" calcext:value-type="float">
            <text:p>6859</text:p>
          </table:table-cell>
          <table:table-cell office:value-type="float" office:value="1.216451E+017" calcext:value-type="float">
            <text:p>1.216451E+01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.321928" calcext:value-type="float">
            <text:p>4.321928</text:p>
          </table:table-cell>
          <table:table-cell office:value-type="float" office:value="2.111675" calcext:value-type="float">
            <text:p>2.111675</text:p>
          </table:table-cell>
          <table:table-cell office:value-type="float" office:value="86.438562" calcext:value-type="float">
            <text:p>86.438562</text:p>
          </table:table-cell>
          <table:table-cell office:value-type="float" office:value="558.923805" calcext:value-type="float">
            <text:p>558.923805</text:p>
          </table:table-cell>
          <table:table-cell office:value-type="float" office:value="2.078925" calcext:value-type="float">
            <text:p>2.078925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.472136" calcext:value-type="float">
            <text:p>4.472136</text:p>
          </table:table-cell>
          <table:table-cell office:value-type="float" office:value="8000" calcext:value-type="float">
            <text:p>8000</text:p>
          </table:table-cell>
          <table:table-cell office:value-type="float" office:value="2.432902E+018" calcext:value-type="float">
            <text:p>2.432902E+01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.392317" calcext:value-type="float">
            <text:p>4.392317</text:p>
          </table:table-cell>
          <table:table-cell office:value-type="float" office:value="2.134982" calcext:value-type="float">
            <text:p>2.134982</text:p>
          </table:table-cell>
          <table:table-cell office:value-type="float" office:value="92.238666" calcext:value-type="float">
            <text:p>92.238666</text:p>
          </table:table-cell>
          <table:table-cell office:value-type="float" office:value="665.142679" calcext:value-type="float">
            <text:p>665.142679</text:p>
          </table:table-cell>
          <table:table-cell office:value-type="float" office:value="2.095786" calcext:value-type="float">
            <text:p>2.095786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4.582576" calcext:value-type="float">
            <text:p>4.582576</text:p>
          </table:table-cell>
          <table:table-cell office:value-type="float" office:value="9261" calcext:value-type="float">
            <text:p>9261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.459432" calcext:value-type="float">
            <text:p>4.459432</text:p>
          </table:table-cell>
          <table:table-cell office:value-type="float" office:value="2.15686" calcext:value-type="float">
            <text:p>2.15686</text:p>
          </table:table-cell>
          <table:table-cell office:value-type="float" office:value="98.107496" calcext:value-type="float">
            <text:p>98.107496</text:p>
          </table:table-cell>
          <table:table-cell office:value-type="float" office:value="785.990996" calcext:value-type="float">
            <text:p>785.990996</text:p>
          </table:table-cell>
          <table:table-cell office:value-type="float" office:value="2.111737" calcext:value-type="float">
            <text:p>2.111737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4.690416" calcext:value-type="float">
            <text:p>4.690416</text:p>
          </table:table-cell>
          <table:table-cell office:value-type="float" office:value="10648" calcext:value-type="float">
            <text:p>10648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4.523562" calcext:value-type="float">
            <text:p>4.523562</text:p>
          </table:table-cell>
          <table:table-cell office:value-type="float" office:value="2.177459" calcext:value-type="float">
            <text:p>2.177459</text:p>
          </table:table-cell>
          <table:table-cell office:value-type="float" office:value="104.041925" calcext:value-type="float">
            <text:p>104.041925</text:p>
          </table:table-cell>
          <table:table-cell office:value-type="float" office:value="922.79843" calcext:value-type="float">
            <text:p>922.79843</text:p>
          </table:table-cell>
          <table:table-cell office:value-type="float" office:value="2.126867" calcext:value-type="float">
            <text:p>2.126867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.795832" calcext:value-type="float">
            <text:p>4.795832</text:p>
          </table:table-cell>
          <table:table-cell office:value-type="float" office:value="12167" calcext:value-type="float">
            <text:p>12167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.584963" calcext:value-type="float">
            <text:p>4.584963</text:p>
          </table:table-cell>
          <table:table-cell office:value-type="float" office:value="2.19691" calcext:value-type="float">
            <text:p>2.19691</text:p>
          </table:table-cell>
          <table:table-cell office:value-type="float" office:value="110.0391" calcext:value-type="float">
            <text:p>110.0391</text:p>
          </table:table-cell>
          <table:table-cell office:value-type="float" office:value="1076.960534" calcext:value-type="float">
            <text:p>1076.960534</text:p>
          </table:table-cell>
          <table:table-cell office:value-type="float" office:value="2.141253" calcext:value-type="float">
            <text:p>2.14125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4.898979" calcext:value-type="float">
            <text:p>4.898979</text:p>
          </table:table-cell>
          <table:table-cell office:value-type="float" office:value="13824" calcext:value-type="float">
            <text:p>13824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.643856" calcext:value-type="float">
            <text:p>4.643856</text:p>
          </table:table-cell>
          <table:table-cell office:value-type="float" office:value="2.215323" calcext:value-type="float">
            <text:p>2.215323</text:p>
          </table:table-cell>
          <table:table-cell office:value-type="float" office:value="116.096405" calcext:value-type="float">
            <text:p>116.096405</text:p>
          </table:table-cell>
          <table:table-cell office:value-type="float" office:value="1249.939715" calcext:value-type="float">
            <text:p>1249.939715</text:p>
          </table:table-cell>
          <table:table-cell office:value-type="float" office:value="2.154961" calcext:value-type="float">
            <text:p>2.15496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5625" calcext:value-type="float">
            <text:p>15625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.70044" calcext:value-type="float">
            <text:p>4.70044</text:p>
          </table:table-cell>
          <table:table-cell office:value-type="float" office:value="2.232796" calcext:value-type="float">
            <text:p>2.232796</text:p>
          </table:table-cell>
          <table:table-cell office:value-type="float" office:value="122.211433" calcext:value-type="float">
            <text:p>122.211433</text:p>
          </table:table-cell>
          <table:table-cell office:value-type="float" office:value="1443.266204" calcext:value-type="float">
            <text:p>1443.266204</text:p>
          </table:table-cell>
          <table:table-cell office:value-type="float" office:value="2.16805" calcext:value-type="float">
            <text:p>2.16805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5.09902" calcext:value-type="float">
            <text:p>5.09902</text:p>
          </table:table-cell>
          <table:table-cell office:value-type="float" office:value="17576" calcext:value-type="float">
            <text:p>17576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4.754888" calcext:value-type="float">
            <text:p>4.754888</text:p>
          </table:table-cell>
          <table:table-cell office:value-type="float" office:value="2.249411" calcext:value-type="float">
            <text:p>2.249411</text:p>
          </table:table-cell>
          <table:table-cell office:value-type="float" office:value="128.381963" calcext:value-type="float">
            <text:p>128.381963</text:p>
          </table:table-cell>
          <table:table-cell office:value-type="float" office:value="1658.539022" calcext:value-type="float">
            <text:p>1658.539022</text:p>
          </table:table-cell>
          <table:table-cell office:value-type="float" office:value="2.18057" calcext:value-type="float">
            <text:p>2.1805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.196152" calcext:value-type="float">
            <text:p>5.196152</text:p>
          </table:table-cell>
          <table:table-cell office:value-type="float" office:value="19683" calcext:value-type="float">
            <text:p>19683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.807355" calcext:value-type="float">
            <text:p>4.807355</text:p>
          </table:table-cell>
          <table:table-cell office:value-type="float" office:value="2.265243" calcext:value-type="float">
            <text:p>2.265243</text:p>
          </table:table-cell>
          <table:table-cell office:value-type="float" office:value="134.605938" calcext:value-type="float">
            <text:p>134.605938</text:p>
          </table:table-cell>
          <table:table-cell office:value-type="float" office:value="1897.426945" calcext:value-type="float">
            <text:p>1897.426945</text:p>
          </table:table-cell>
          <table:table-cell office:value-type="float" office:value="2.192568" calcext:value-type="float">
            <text:p>2.192568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5.291503" calcext:value-type="float">
            <text:p>5.291503</text:p>
          </table:table-cell>
          <table:table-cell office:value-type="float" office:value="21952" calcext:value-type="float">
            <text:p>21952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4.857981" calcext:value-type="float">
            <text:p>4.857981</text:p>
          </table:table-cell>
          <table:table-cell office:value-type="float" office:value="2.280357" calcext:value-type="float">
            <text:p>2.280357</text:p>
          </table:table-cell>
          <table:table-cell office:value-type="float" office:value="140.881449" calcext:value-type="float">
            <text:p>140.881449</text:p>
          </table:table-cell>
          <table:table-cell office:value-type="float" office:value="2161.669456" calcext:value-type="float">
            <text:p>2161.669456</text:p>
          </table:table-cell>
          <table:table-cell office:value-type="float" office:value="2.204083" calcext:value-type="float">
            <text:p>2.204083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5.385165" calcext:value-type="float">
            <text:p>5.385165</text:p>
          </table:table-cell>
          <table:table-cell office:value-type="float" office:value="24389" calcext:value-type="float">
            <text:p>24389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4.906891" calcext:value-type="float">
            <text:p>4.906891</text:p>
          </table:table-cell>
          <table:table-cell office:value-type="float" office:value="2.294809" calcext:value-type="float">
            <text:p>2.294809</text:p>
          </table:table-cell>
          <table:table-cell office:value-type="float" office:value="147.206718" calcext:value-type="float">
            <text:p>147.206718</text:p>
          </table:table-cell>
          <table:table-cell office:value-type="float" office:value="2453.077703" calcext:value-type="float">
            <text:p>2453.077703</text:p>
          </table:table-cell>
          <table:table-cell office:value-type="float" office:value="2.21515" calcext:value-type="float">
            <text:p>2.215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5.477226" calcext:value-type="float">
            <text:p>5.477226</text:p>
          </table:table-cell>
          <table:table-cell office:value-type="float" office:value="27000" calcext:value-type="float">
            <text:p>27000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.954196" calcext:value-type="float">
            <text:p>4.954196</text:p>
          </table:table-cell>
          <table:table-cell office:value-type="float" office:value="2.308651" calcext:value-type="float">
            <text:p>2.308651</text:p>
          </table:table-cell>
          <table:table-cell office:value-type="float" office:value="153.580086" calcext:value-type="float">
            <text:p>153.580086</text:p>
          </table:table-cell>
          <table:table-cell office:value-type="float" office:value="2773.535445" calcext:value-type="float">
            <text:p>2773.535445</text:p>
          </table:table-cell>
          <table:table-cell office:value-type="float" office:value="2.225802" calcext:value-type="float">
            <text:p>2.22580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5.567764" calcext:value-type="float">
            <text:p>5.567764</text:p>
          </table:table-cell>
          <table:table-cell office:value-type="float" office:value="29791" calcext:value-type="float">
            <text:p>29791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321928" calcext:value-type="float">
            <text:p>2.321928</text:p>
          </table:table-cell>
          <table:table-cell office:value-type="float" office:value="160" calcext:value-type="float">
            <text:p>160</text:p>
          </table:table-cell>
          <table:table-cell office:value-type="float" office:value="3125" calcext:value-type="float">
            <text:p>3125</text:p>
          </table:table-cell>
          <table:table-cell office:value-type="float" office:value="2.236068" calcext:value-type="float">
            <text:p>2.236068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5.656854" calcext:value-type="float">
            <text:p>5.65685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.044394" calcext:value-type="float">
            <text:p>5.044394</text:p>
          </table:table-cell>
          <table:table-cell office:value-type="float" office:value="2.334681" calcext:value-type="float">
            <text:p>2.334681</text:p>
          </table:table-cell>
          <table:table-cell office:value-type="float" office:value="166.465006" calcext:value-type="float">
            <text:p>166.465006</text:p>
          </table:table-cell>
          <table:table-cell office:value-type="float" office:value="3509.503184" calcext:value-type="float">
            <text:p>3509.503184</text:p>
          </table:table-cell>
          <table:table-cell office:value-type="float" office:value="2.245973" calcext:value-type="float">
            <text:p>2.245973</text:p>
          </table:table-cell>
          <table:table-cell office:value-type="float" office:value="33" calcext:value-type="float">
            <text:p>33</text:p>
          </table:table-cell>
          <table:table-cell office:value-type="float" office:value="720" calcext:value-type="float">
            <text:p>720</text:p>
          </table:table-cell>
          <table:table-cell office:value-type="float" office:value="5.744563" calcext:value-type="float">
            <text:p>5.744563</text:p>
          </table:table-cell>
          <table:table-cell office:value-type="float" office:value="35937" calcext:value-type="float">
            <text:p>35937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5.087463" calcext:value-type="float">
            <text:p>5.087463</text:p>
          </table:table-cell>
          <table:table-cell office:value-type="float" office:value="2.346946" calcext:value-type="float">
            <text:p>2.346946</text:p>
          </table:table-cell>
          <table:table-cell office:value-type="float" office:value="172.973737" calcext:value-type="float">
            <text:p>172.973737</text:p>
          </table:table-cell>
          <table:table-cell office:value-type="float" office:value="3929.15225" calcext:value-type="float">
            <text:p>3929.15225</text:p>
          </table:table-cell>
          <table:table-cell office:value-type="float" office:value="2.25554" calcext:value-type="float">
            <text:p>2.25554</text:p>
          </table:table-cell>
          <table:table-cell office:value-type="float" office:value="34" calcext:value-type="float">
            <text:p>34</text:p>
          </table:table-cell>
          <table:table-cell office:value-type="float" office:value="720" calcext:value-type="float">
            <text:p>720</text:p>
          </table:table-cell>
          <table:table-cell office:value-type="float" office:value="5.830952" calcext:value-type="float">
            <text:p>5.830952</text:p>
          </table:table-cell>
          <table:table-cell office:value-type="float" office:value="39304" calcext:value-type="float">
            <text:p>39304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5.129283" calcext:value-type="float">
            <text:p>5.129283</text:p>
          </table:table-cell>
          <table:table-cell office:value-type="float" office:value="2.358757" calcext:value-type="float">
            <text:p>2.358757</text:p>
          </table:table-cell>
          <table:table-cell office:value-type="float" office:value="179.524906" calcext:value-type="float">
            <text:p>179.524906</text:p>
          </table:table-cell>
          <table:table-cell office:value-type="float" office:value="4386.130822" calcext:value-type="float">
            <text:p>4386.130822</text:p>
          </table:table-cell>
          <table:table-cell office:value-type="float" office:value="2.264792" calcext:value-type="float">
            <text:p>2.264792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5.91608" calcext:value-type="float">
            <text:p>5.91608</text:p>
          </table:table-cell>
          <table:table-cell office:value-type="float" office:value="42875" calcext:value-type="float">
            <text:p>42875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5.169925" calcext:value-type="float">
            <text:p>5.169925</text:p>
          </table:table-cell>
          <table:table-cell office:value-type="float" office:value="2.370143" calcext:value-type="float">
            <text:p>2.370143</text:p>
          </table:table-cell>
          <table:table-cell office:value-type="float" office:value="186.1173" calcext:value-type="float">
            <text:p>186.1173</text:p>
          </table:table-cell>
          <table:table-cell office:value-type="float" office:value="4882.699824" calcext:value-type="float">
            <text:p>4882.699824</text:p>
          </table:table-cell>
          <table:table-cell office:value-type="float" office:value="2.273747" calcext:value-type="float">
            <text:p>2.273747</text:p>
          </table:table-cell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46656" calcext:value-type="float">
            <text:p>46656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.209453" calcext:value-type="float">
            <text:p>5.209453</text:p>
          </table:table-cell>
          <table:table-cell office:value-type="float" office:value="2.381132" calcext:value-type="float">
            <text:p>2.381132</text:p>
          </table:table-cell>
          <table:table-cell office:value-type="float" office:value="192.749775" calcext:value-type="float">
            <text:p>192.749775</text:p>
          </table:table-cell>
          <table:table-cell office:value-type="float" office:value="5421.198412" calcext:value-type="float">
            <text:p>5421.198412</text:p>
          </table:table-cell>
          <table:table-cell office:value-type="float" office:value="2.282423" calcext:value-type="float">
            <text:p>2.282423</text:p>
          </table:table-cell>
          <table:table-cell office:value-type="float" office:value="37" calcext:value-type="float">
            <text:p>37</text:p>
          </table:table-cell>
          <table:table-cell office:value-type="float" office:value="720" calcext:value-type="float">
            <text:p>720</text:p>
          </table:table-cell>
          <table:table-cell office:value-type="float" office:value="6.082763" calcext:value-type="float">
            <text:p>6.082763</text:p>
          </table:table-cell>
          <table:table-cell office:value-type="float" office:value="50653" calcext:value-type="float">
            <text:p>50653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5.247928" calcext:value-type="float">
            <text:p>5.247928</text:p>
          </table:table-cell>
          <table:table-cell office:value-type="float" office:value="2.391748" calcext:value-type="float">
            <text:p>2.391748</text:p>
          </table:table-cell>
          <table:table-cell office:value-type="float" office:value="199.421246" calcext:value-type="float">
            <text:p>199.421246</text:p>
          </table:table-cell>
          <table:table-cell office:value-type="float" office:value="6004.04489" calcext:value-type="float">
            <text:p>6004.04489</text:p>
          </table:table-cell>
          <table:table-cell office:value-type="float" office:value="2.290836" calcext:value-type="float">
            <text:p>2.290836</text:p>
          </table:table-cell>
          <table:table-cell office:value-type="float" office:value="38" calcext:value-type="float">
            <text:p>38</text:p>
          </table:table-cell>
          <table:table-cell office:value-type="float" office:value="720" calcext:value-type="float">
            <text:p>720</text:p>
          </table:table-cell>
          <table:table-cell office:value-type="float" office:value="6.164414" calcext:value-type="float">
            <text:p>6.164414</text:p>
          </table:table-cell>
          <table:table-cell office:value-type="float" office:value="54872" calcext:value-type="float">
            <text:p>54872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.285402" calcext:value-type="float">
            <text:p>5.285402</text:p>
          </table:table-cell>
          <table:table-cell office:value-type="float" office:value="2.402013" calcext:value-type="float">
            <text:p>2.402013</text:p>
          </table:table-cell>
          <table:table-cell office:value-type="float" office:value="206.130687" calcext:value-type="float">
            <text:p>206.130687</text:p>
          </table:table-cell>
          <table:table-cell office:value-type="float" office:value="6633.737637" calcext:value-type="float">
            <text:p>6633.737637</text:p>
          </table:table-cell>
          <table:table-cell office:value-type="float" office:value="2.299" calcext:value-type="float">
            <text:p>2.299</text:p>
          </table:table-cell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office:value-type="float" office:value="6.244998" calcext:value-type="float">
            <text:p>6.244998</text:p>
          </table:table-cell>
          <table:table-cell office:value-type="float" office:value="59319" calcext:value-type="float">
            <text:p>59319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5.321928" calcext:value-type="float">
            <text:p>5.321928</text:p>
          </table:table-cell>
          <table:table-cell office:value-type="float" office:value="2.411949" calcext:value-type="float">
            <text:p>2.411949</text:p>
          </table:table-cell>
          <table:table-cell office:value-type="float" office:value="212.877124" calcext:value-type="float">
            <text:p>212.877124</text:p>
          </table:table-cell>
          <table:table-cell office:value-type="float" office:value="7312.856023" calcext:value-type="float">
            <text:p>7312.856023</text:p>
          </table:table-cell>
          <table:table-cell office:value-type="float" office:value="2.30693" calcext:value-type="float">
            <text:p>2.30693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6.324555" calcext:value-type="float">
            <text:p>6.324555</text:p>
          </table:table-cell>
          <table:table-cell office:value-type="float" office:value="64000" calcext:value-type="float">
            <text:p>64000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5.357552" calcext:value-type="float">
            <text:p>5.357552</text:p>
          </table:table-cell>
          <table:table-cell office:value-type="float" office:value="2.421574" calcext:value-type="float">
            <text:p>2.421574</text:p>
          </table:table-cell>
          <table:table-cell office:value-type="float" office:value="219.659632" calcext:value-type="float">
            <text:p>219.659632</text:p>
          </table:table-cell>
          <table:table-cell office:value-type="float" office:value="8044.061321" calcext:value-type="float">
            <text:p>8044.061321</text:p>
          </table:table-cell>
          <table:table-cell office:value-type="float" office:value="2.314639" calcext:value-type="float">
            <text:p>2.314639</text:p>
          </table:table-cell>
          <table:table-cell office:value-type="float" office:value="41" calcext:value-type="float">
            <text:p>41</text:p>
          </table:table-cell>
          <table:table-cell office:value-type="float" office:value="720" calcext:value-type="float">
            <text:p>720</text:p>
          </table:table-cell>
          <table:table-cell office:value-type="float" office:value="6.403124" calcext:value-type="float">
            <text:p>6.403124</text:p>
          </table:table-cell>
          <table:table-cell office:value-type="float" office:value="68921" calcext:value-type="float">
            <text:p>68921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.392317" calcext:value-type="float">
            <text:p>5.392317</text:p>
          </table:table-cell>
          <table:table-cell office:value-type="float" office:value="2.430905" calcext:value-type="float">
            <text:p>2.430905</text:p>
          </table:table-cell>
          <table:table-cell office:value-type="float" office:value="226.477332" calcext:value-type="float">
            <text:p>226.477332</text:p>
          </table:table-cell>
          <table:table-cell office:value-type="float" office:value="8830.097624" calcext:value-type="float">
            <text:p>8830.097624</text:p>
          </table:table-cell>
          <table:table-cell office:value-type="float" office:value="2.322136" calcext:value-type="float">
            <text:p>2.322136</text:p>
          </table:table-cell>
          <table:table-cell office:value-type="float" office:value="42" calcext:value-type="float">
            <text:p>42</text:p>
          </table:table-cell>
          <table:table-cell office:value-type="float" office:value="720" calcext:value-type="float">
            <text:p>720</text:p>
          </table:table-cell>
          <table:table-cell office:value-type="float" office:value="6.480741" calcext:value-type="float">
            <text:p>6.480741</text:p>
          </table:table-cell>
          <table:table-cell office:value-type="float" office:value="74088" calcext:value-type="float">
            <text:p>74088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5.426265" calcext:value-type="float">
            <text:p>5.426265</text:p>
          </table:table-cell>
          <table:table-cell office:value-type="float" office:value="2.439959" calcext:value-type="float">
            <text:p>2.439959</text:p>
          </table:table-cell>
          <table:table-cell office:value-type="float" office:value="233.329384" calcext:value-type="float">
            <text:p>233.329384</text:p>
          </table:table-cell>
          <table:table-cell office:value-type="float" office:value="9673.792746" calcext:value-type="float">
            <text:p>9673.792746</text:p>
          </table:table-cell>
          <table:table-cell office:value-type="float" office:value="2.329434" calcext:value-type="float">
            <text:p>2.329434</text:p>
          </table:table-cell>
          <table:table-cell office:value-type="float" office:value="43" calcext:value-type="float">
            <text:p>43</text:p>
          </table:table-cell>
          <table:table-cell office:value-type="float" office:value="720" calcext:value-type="float">
            <text:p>720</text:p>
          </table:table-cell>
          <table:table-cell office:value-type="float" office:value="6.557439" calcext:value-type="float">
            <text:p>6.557439</text:p>
          </table:table-cell>
          <table:table-cell office:value-type="float" office:value="79507" calcext:value-type="float">
            <text:p>79507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.459432" calcext:value-type="float">
            <text:p>5.459432</text:p>
          </table:table-cell>
          <table:table-cell office:value-type="float" office:value="2.448751" calcext:value-type="float">
            <text:p>2.448751</text:p>
          </table:table-cell>
          <table:table-cell office:value-type="float" office:value="240.214991" calcext:value-type="float">
            <text:p>240.214991</text:p>
          </table:table-cell>
          <table:table-cell office:value-type="float" office:value="10578.059136" calcext:value-type="float">
            <text:p>10578.059136</text:p>
          </table:table-cell>
          <table:table-cell office:value-type="float" office:value="2.336543" calcext:value-type="float">
            <text:p>2.336543</text:p>
          </table:table-cell>
          <table:table-cell office:value-type="float" office:value="44" calcext:value-type="float">
            <text:p>44</text:p>
          </table:table-cell>
          <table:table-cell office:value-type="float" office:value="720" calcext:value-type="float">
            <text:p>720</text:p>
          </table:table-cell>
          <table:table-cell office:value-type="float" office:value="6.63325" calcext:value-type="float">
            <text:p>6.63325</text:p>
          </table:table-cell>
          <table:table-cell office:value-type="float" office:value="85184" calcext:value-type="float">
            <text:p>85184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.491853" calcext:value-type="float">
            <text:p>5.491853</text:p>
          </table:table-cell>
          <table:table-cell office:value-type="float" office:value="2.457293" calcext:value-type="float">
            <text:p>2.457293</text:p>
          </table:table-cell>
          <table:table-cell office:value-type="float" office:value="247.133389" calcext:value-type="float">
            <text:p>247.133389</text:p>
          </table:table-cell>
          <table:table-cell office:value-type="float" office:value="11545.894774" calcext:value-type="float">
            <text:p>11545.894774</text:p>
          </table:table-cell>
          <table:table-cell office:value-type="float" office:value="2.34347" calcext:value-type="float">
            <text:p>2.34347</text:p>
          </table:table-cell>
          <table:table-cell office:value-type="float" office:value="45" calcext:value-type="float">
            <text:p>45</text:p>
          </table:table-cell>
          <table:table-cell office:value-type="float" office:value="720" calcext:value-type="float">
            <text:p>720</text:p>
          </table:table-cell>
          <table:table-cell office:value-type="float" office:value="6.708204" calcext:value-type="float">
            <text:p>6.708204</text:p>
          </table:table-cell>
          <table:table-cell office:value-type="float" office:value="91125" calcext:value-type="float">
            <text:p>91125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5.523562" calcext:value-type="float">
            <text:p>5.523562</text:p>
          </table:table-cell>
          <table:table-cell office:value-type="float" office:value="2.465599" calcext:value-type="float">
            <text:p>2.465599</text:p>
          </table:table-cell>
          <table:table-cell office:value-type="float" office:value="254.08385" calcext:value-type="float">
            <text:p>254.08385</text:p>
          </table:table-cell>
          <table:table-cell office:value-type="float" office:value="12580.384079" calcext:value-type="float">
            <text:p>12580.384079</text:p>
          </table:table-cell>
          <table:table-cell office:value-type="float" office:value="2.350226" calcext:value-type="float">
            <text:p>2.350226</text:p>
          </table:table-cell>
          <table:table-cell office:value-type="float" office:value="46" calcext:value-type="float">
            <text:p>46</text:p>
          </table:table-cell>
          <table:table-cell office:value-type="float" office:value="720" calcext:value-type="float">
            <text:p>720</text:p>
          </table:table-cell>
          <table:table-cell office:value-type="float" office:value="6.78233" calcext:value-type="float">
            <text:p>6.78233</text:p>
          </table:table-cell>
          <table:table-cell office:value-type="float" office:value="97336" calcext:value-type="float">
            <text:p>97336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.554589" calcext:value-type="float">
            <text:p>5.554589</text:p>
          </table:table-cell>
          <table:table-cell office:value-type="float" office:value="2.47368" calcext:value-type="float">
            <text:p>2.47368</text:p>
          </table:table-cell>
          <table:table-cell office:value-type="float" office:value="261.065676" calcext:value-type="float">
            <text:p>261.065676</text:p>
          </table:table-cell>
          <table:table-cell office:value-type="float" office:value="13684.698801" calcext:value-type="float">
            <text:p>13684.698801</text:p>
          </table:table-cell>
          <table:table-cell office:value-type="float" office:value="2.356818" calcext:value-type="float">
            <text:p>2.356818</text:p>
          </table:table-cell>
          <table:table-cell office:value-type="float" office:value="47" calcext:value-type="float">
            <text:p>47</text:p>
          </table:table-cell>
          <table:table-cell office:value-type="float" office:value="720" calcext:value-type="float">
            <text:p>720</text:p>
          </table:table-cell>
          <table:table-cell office:value-type="float" office:value="6.855655" calcext:value-type="float">
            <text:p>6.855655</text:p>
          </table:table-cell>
          <table:table-cell office:value-type="float" office:value="103823" calcext:value-type="float">
            <text:p>103823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.584963" calcext:value-type="float">
            <text:p>5.584963</text:p>
          </table:table-cell>
          <table:table-cell office:value-type="float" office:value="2.481548" calcext:value-type="float">
            <text:p>2.481548</text:p>
          </table:table-cell>
          <table:table-cell office:value-type="float" office:value="268.0782" calcext:value-type="float">
            <text:p>268.0782</text:p>
          </table:table-cell>
          <table:table-cell office:value-type="float" office:value="14862.098919" calcext:value-type="float">
            <text:p>14862.098919</text:p>
          </table:table-cell>
          <table:table-cell office:value-type="float" office:value="2.363253" calcext:value-type="float">
            <text:p>2.363253</text:p>
          </table:table-cell>
          <table:table-cell office:value-type="float" office:value="48" calcext:value-type="float">
            <text:p>48</text:p>
          </table:table-cell>
          <table:table-cell office:value-type="float" office:value="720" calcext:value-type="float">
            <text:p>720</text:p>
          </table:table-cell>
          <table:table-cell office:value-type="float" office:value="6.928203" calcext:value-type="float">
            <text:p>6.928203</text:p>
          </table:table-cell>
          <table:table-cell office:value-type="float" office:value="110592" calcext:value-type="float">
            <text:p>110592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.61471" calcext:value-type="float">
            <text:p>5.61471</text:p>
          </table:table-cell>
          <table:table-cell office:value-type="float" office:value="2.489211" calcext:value-type="float">
            <text:p>2.489211</text:p>
          </table:table-cell>
          <table:table-cell office:value-type="float" office:value="275.120782" calcext:value-type="float">
            <text:p>275.120782</text:p>
          </table:table-cell>
          <table:table-cell office:value-type="float" office:value="16115.933537" calcext:value-type="float">
            <text:p>16115.933537</text:p>
          </table:table-cell>
          <table:table-cell office:value-type="float" office:value="2.369538" calcext:value-type="float">
            <text:p>2.369538</text:p>
          </table:table-cell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17649" calcext:value-type="float">
            <text:p>117649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.643856" calcext:value-type="float">
            <text:p>5.643856</text:p>
          </table:table-cell>
          <table:table-cell office:value-type="float" office:value="2.496681" calcext:value-type="float">
            <text:p>2.496681</text:p>
          </table:table-cell>
          <table:table-cell office:value-type="float" office:value="282.192809" calcext:value-type="float">
            <text:p>282.192809</text:p>
          </table:table-cell>
          <table:table-cell office:value-type="float" office:value="17449.64177" calcext:value-type="float">
            <text:p>17449.64177</text:p>
          </table:table-cell>
          <table:table-cell office:value-type="float" office:value="2.37568" calcext:value-type="float">
            <text:p>2.37568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office:value-type="float" office:value="7.071068" calcext:value-type="float">
            <text:p>7.071068</text:p>
          </table:table-cell>
          <table:table-cell office:value-type="float" office:value="125000" calcext:value-type="float">
            <text:p>125000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.672425" calcext:value-type="float">
            <text:p>5.672425</text:p>
          </table:table-cell>
          <table:table-cell office:value-type="float" office:value="2.503966" calcext:value-type="float">
            <text:p>2.503966</text:p>
          </table:table-cell>
          <table:table-cell office:value-type="float" office:value="289.293692" calcext:value-type="float">
            <text:p>289.293692</text:p>
          </table:table-cell>
          <table:table-cell office:value-type="float" office:value="18866.753636" calcext:value-type="float">
            <text:p>18866.753636</text:p>
          </table:table-cell>
          <table:table-cell office:value-type="float" office:value="2.381685" calcext:value-type="float">
            <text:p>2.381685</text:p>
          </table:table-cell>
          <table:table-cell office:value-type="float" office:value="51" calcext:value-type="float">
            <text:p>51</text:p>
          </table:table-cell>
          <table:table-cell office:value-type="float" office:value="720" calcext:value-type="float">
            <text:p>720</text:p>
          </table:table-cell>
          <table:table-cell office:value-type="float" office:value="7.141428" calcext:value-type="float">
            <text:p>7.141428</text:p>
          </table:table-cell>
          <table:table-cell office:value-type="float" office:value="132651" calcext:value-type="float">
            <text:p>132651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.70044" calcext:value-type="float">
            <text:p>5.70044</text:p>
          </table:table-cell>
          <table:table-cell office:value-type="float" office:value="2.511073" calcext:value-type="float">
            <text:p>2.511073</text:p>
          </table:table-cell>
          <table:table-cell office:value-type="float" office:value="296.422865" calcext:value-type="float">
            <text:p>296.422865</text:p>
          </table:table-cell>
          <table:table-cell office:value-type="float" office:value="20370.890943" calcext:value-type="float">
            <text:p>20370.890943</text:p>
          </table:table-cell>
          <table:table-cell office:value-type="float" office:value="2.387559" calcext:value-type="float">
            <text:p>2.387559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office:value-type="float" office:value="7.211103" calcext:value-type="float">
            <text:p>7.211103</text:p>
          </table:table-cell>
          <table:table-cell office:value-type="float" office:value="140608" calcext:value-type="float">
            <text:p>140608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.72792" calcext:value-type="float">
            <text:p>5.72792</text:p>
          </table:table-cell>
          <table:table-cell office:value-type="float" office:value="2.518011" calcext:value-type="float">
            <text:p>2.518011</text:p>
          </table:table-cell>
          <table:table-cell office:value-type="float" office:value="303.579784" calcext:value-type="float">
            <text:p>303.579784</text:p>
          </table:table-cell>
          <table:table-cell office:value-type="float" office:value="21965.76817" calcext:value-type="float">
            <text:p>21965.76817</text:p>
          </table:table-cell>
          <table:table-cell office:value-type="float" office:value="2.393307" calcext:value-type="float">
            <text:p>2.393307</text:p>
          </table:table-cell>
          <table:table-cell office:value-type="float" office:value="53" calcext:value-type="float">
            <text:p>53</text:p>
          </table:table-cell>
          <table:table-cell office:value-type="float" office:value="720" calcext:value-type="float">
            <text:p>720</text:p>
          </table:table-cell>
          <table:table-cell office:value-type="float" office:value="7.28011" calcext:value-type="float">
            <text:p>7.28011</text:p>
          </table:table-cell>
          <table:table-cell office:value-type="float" office:value="148877" calcext:value-type="float">
            <text:p>148877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.754888" calcext:value-type="float">
            <text:p>5.754888</text:p>
          </table:table-cell>
          <table:table-cell office:value-type="float" office:value="2.524788" calcext:value-type="float">
            <text:p>2.524788</text:p>
          </table:table-cell>
          <table:table-cell office:value-type="float" office:value="310.763925" calcext:value-type="float">
            <text:p>310.763925</text:p>
          </table:table-cell>
          <table:table-cell office:value-type="float" office:value="23655.193355" calcext:value-type="float">
            <text:p>23655.193355</text:p>
          </table:table-cell>
          <table:table-cell office:value-type="float" office:value="2.398935" calcext:value-type="float">
            <text:p>2.398935</text:p>
          </table:table-cell>
          <table:table-cell office:value-type="float" office:value="54" calcext:value-type="float">
            <text:p>54</text:p>
          </table:table-cell>
          <table:table-cell office:value-type="float" office:value="720" calcext:value-type="float">
            <text:p>720</text:p>
          </table:table-cell>
          <table:table-cell office:value-type="float" office:value="7.348469" calcext:value-type="float">
            <text:p>7.348469</text:p>
          </table:table-cell>
          <table:table-cell office:value-type="float" office:value="157464" calcext:value-type="float">
            <text:p>157464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5.78136" calcext:value-type="float">
            <text:p>5.78136</text:p>
          </table:table-cell>
          <table:table-cell office:value-type="float" office:value="2.531409" calcext:value-type="float">
            <text:p>2.531409</text:p>
          </table:table-cell>
          <table:table-cell office:value-type="float" office:value="317.974784" calcext:value-type="float">
            <text:p>317.974784</text:p>
          </table:table-cell>
          <table:table-cell office:value-type="float" office:value="25443.06897" calcext:value-type="float">
            <text:p>25443.06897</text:p>
          </table:table-cell>
          <table:table-cell office:value-type="float" office:value="2.404446" calcext:value-type="float">
            <text:p>2.404446</text:p>
          </table:table-cell>
          <table:table-cell office:value-type="float" office:value="55" calcext:value-type="float">
            <text:p>55</text:p>
          </table:table-cell>
          <table:table-cell office:value-type="float" office:value="720" calcext:value-type="float">
            <text:p>720</text:p>
          </table:table-cell>
          <table:table-cell office:value-type="float" office:value="7.416198" calcext:value-type="float">
            <text:p>7.416198</text:p>
          </table:table-cell>
          <table:table-cell office:value-type="float" office:value="166375" calcext:value-type="float">
            <text:p>166375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5.807355" calcext:value-type="float">
            <text:p>5.807355</text:p>
          </table:table-cell>
          <table:table-cell office:value-type="float" office:value="2.537881" calcext:value-type="float">
            <text:p>2.537881</text:p>
          </table:table-cell>
          <table:table-cell office:value-type="float" office:value="325.211876" calcext:value-type="float">
            <text:p>325.211876</text:p>
          </table:table-cell>
          <table:table-cell office:value-type="float" office:value="27333.392801" calcext:value-type="float">
            <text:p>27333.392801</text:p>
          </table:table-cell>
          <table:table-cell office:value-type="float" office:value="2.409845" calcext:value-type="float">
            <text:p>2.409845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7.483315" calcext:value-type="float">
            <text:p>7.483315</text:p>
          </table:table-cell>
          <table:table-cell office:value-type="float" office:value="175616" calcext:value-type="float">
            <text:p>175616</text:p>
          </table:table-cell>
          <table:table-cell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5.83289" calcext:value-type="float">
            <text:p>5.83289</text:p>
          </table:table-cell>
          <table:table-cell office:value-type="float" office:value="2.544211" calcext:value-type="float">
            <text:p>2.544211</text:p>
          </table:table-cell>
          <table:table-cell office:value-type="float" office:value="332.474731" calcext:value-type="float">
            <text:p>332.474731</text:p>
          </table:table-cell>
          <table:table-cell office:value-type="float" office:value="29330.258827" calcext:value-type="float">
            <text:p>29330.258827</text:p>
          </table:table-cell>
          <table:table-cell office:value-type="float" office:value="2.415138" calcext:value-type="float">
            <text:p>2.415138</text:p>
          </table:table-cell>
          <table:table-cell office:value-type="float" office:value="57" calcext:value-type="float">
            <text:p>57</text:p>
          </table:table-cell>
          <table:table-cell office:value-type="float" office:value="720" calcext:value-type="float">
            <text:p>720</text:p>
          </table:table-cell>
          <table:table-cell office:value-type="float" office:value="7.549834" calcext:value-type="float">
            <text:p>7.549834</text:p>
          </table:table-cell>
          <table:table-cell office:value-type="float" office:value="185193" calcext:value-type="float">
            <text:p>185193</text:p>
          </table:table-cell>
          <table:table-cell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5.857981" calcext:value-type="float">
            <text:p>5.857981</text:p>
          </table:table-cell>
          <table:table-cell office:value-type="float" office:value="2.550404" calcext:value-type="float">
            <text:p>2.550404</text:p>
          </table:table-cell>
          <table:table-cell office:value-type="float" office:value="339.762898" calcext:value-type="float">
            <text:p>339.762898</text:p>
          </table:table-cell>
          <table:table-cell office:value-type="float" office:value="31437.858091" calcext:value-type="float">
            <text:p>31437.858091</text:p>
          </table:table-cell>
          <table:table-cell office:value-type="float" office:value="2.420327" calcext:value-type="float">
            <text:p>2.420327</text:p>
          </table:table-cell>
          <table:table-cell office:value-type="float" office:value="58" calcext:value-type="float">
            <text:p>58</text:p>
          </table:table-cell>
          <table:table-cell office:value-type="float" office:value="720" calcext:value-type="float">
            <text:p>720</text:p>
          </table:table-cell>
          <table:table-cell office:value-type="float" office:value="7.615773" calcext:value-type="float">
            <text:p>7.615773</text:p>
          </table:table-cell>
          <table:table-cell office:value-type="float" office:value="195112" calcext:value-type="float">
            <text:p>195112</text:p>
          </table:table-cell>
          <table:table-cell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5.882643" calcext:value-type="float">
            <text:p>5.882643</text:p>
          </table:table-cell>
          <table:table-cell office:value-type="float" office:value="2.556464" calcext:value-type="float">
            <text:p>2.556464</text:p>
          </table:table-cell>
          <table:table-cell office:value-type="float" office:value="347.07594" calcext:value-type="float">
            <text:p>347.07594</text:p>
          </table:table-cell>
          <table:table-cell office:value-type="float" office:value="33660.479576" calcext:value-type="float">
            <text:p>33660.479576</text:p>
          </table:table-cell>
          <table:table-cell office:value-type="float" office:value="2.425416" calcext:value-type="float">
            <text:p>2.425416</text:p>
          </table:table-cell>
          <table:table-cell office:value-type="float" office:value="59" calcext:value-type="float">
            <text:p>59</text:p>
          </table:table-cell>
          <table:table-cell office:value-type="float" office:value="720" calcext:value-type="float">
            <text:p>720</text:p>
          </table:table-cell>
          <table:table-cell office:value-type="float" office:value="7.681146" calcext:value-type="float">
            <text:p>7.681146</text:p>
          </table:table-cell>
          <table:table-cell office:value-type="float" office:value="205379" calcext:value-type="float">
            <text:p>205379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5.906891" calcext:value-type="float">
            <text:p>5.906891</text:p>
          </table:table-cell>
          <table:table-cell office:value-type="float" office:value="2.562399" calcext:value-type="float">
            <text:p>2.562399</text:p>
          </table:table-cell>
          <table:table-cell office:value-type="float" office:value="354.413436" calcext:value-type="float">
            <text:p>354.413436</text:p>
          </table:table-cell>
          <table:table-cell office:value-type="float" office:value="36002.511074" calcext:value-type="float">
            <text:p>36002.511074</text:p>
          </table:table-cell>
          <table:table-cell office:value-type="float" office:value="2.43041" calcext:value-type="float">
            <text:p>2.43041</text:p>
          </table:table-cell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office:value-type="float" office:value="7.745967" calcext:value-type="float">
            <text:p>7.745967</text:p>
          </table:table-cell>
          <table:table-cell office:value-type="float" office:value="216000" calcext:value-type="float">
            <text:p>216000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5.930737" calcext:value-type="float">
            <text:p>5.930737</text:p>
          </table:table-cell>
          <table:table-cell office:value-type="float" office:value="2.568211" calcext:value-type="float">
            <text:p>2.568211</text:p>
          </table:table-cell>
          <table:table-cell office:value-type="float" office:value="361.774978" calcext:value-type="float">
            <text:p>361.774978</text:p>
          </table:table-cell>
          <table:table-cell office:value-type="float" office:value="38468.440055" calcext:value-type="float">
            <text:p>38468.440055</text:p>
          </table:table-cell>
          <table:table-cell office:value-type="float" office:value="2.435311" calcext:value-type="float">
            <text:p>2.435311</text:p>
          </table:table-cell>
          <table:table-cell office:value-type="float" office:value="61" calcext:value-type="float">
            <text:p>61</text:p>
          </table:table-cell>
          <table:table-cell office:value-type="float" office:value="720" calcext:value-type="float">
            <text:p>720</text:p>
          </table:table-cell>
          <table:table-cell office:value-type="float" office:value="7.81025" calcext:value-type="float">
            <text:p>7.81025</text:p>
          </table:table-cell>
          <table:table-cell office:value-type="float" office:value="226981" calcext:value-type="float">
            <text:p>226981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.954196" calcext:value-type="float">
            <text:p>5.954196</text:p>
          </table:table-cell>
          <table:table-cell office:value-type="float" office:value="2.573907" calcext:value-type="float">
            <text:p>2.573907</text:p>
          </table:table-cell>
          <table:table-cell office:value-type="float" office:value="369.160171" calcext:value-type="float">
            <text:p>369.160171</text:p>
          </table:table-cell>
          <table:table-cell office:value-type="float" office:value="41062.854536" calcext:value-type="float">
            <text:p>41062.854536</text:p>
          </table:table-cell>
          <table:table-cell office:value-type="float" office:value="2.440122" calcext:value-type="float">
            <text:p>2.440122</text:p>
          </table:table-cell>
          <table:table-cell office:value-type="float" office:value="62" calcext:value-type="float">
            <text:p>62</text:p>
          </table:table-cell>
          <table:table-cell office:value-type="float" office:value="720" calcext:value-type="float">
            <text:p>720</text:p>
          </table:table-cell>
          <table:table-cell office:value-type="float" office:value="7.874008" calcext:value-type="float">
            <text:p>7.874008</text:p>
          </table:table-cell>
          <table:table-cell office:value-type="float" office:value="238328" calcext:value-type="float">
            <text:p>238328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5.97728" calcext:value-type="float">
            <text:p>5.97728</text:p>
          </table:table-cell>
          <table:table-cell office:value-type="float" office:value="2.579489" calcext:value-type="float">
            <text:p>2.579489</text:p>
          </table:table-cell>
          <table:table-cell office:value-type="float" office:value="376.568635" calcext:value-type="float">
            <text:p>376.568635</text:p>
          </table:table-cell>
          <table:table-cell office:value-type="float" office:value="43790.443949" calcext:value-type="float">
            <text:p>43790.443949</text:p>
          </table:table-cell>
          <table:table-cell office:value-type="float" office:value="2.444848" calcext:value-type="float">
            <text:p>2.444848</text:p>
          </table:table-cell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7.937254" calcext:value-type="float">
            <text:p>7.937254</text:p>
          </table:table-cell>
          <table:table-cell office:value-type="float" office:value="250047" calcext:value-type="float">
            <text:p>250047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.584963" calcext:value-type="float">
            <text:p>2.584963</text:p>
          </table:table-cell>
          <table:table-cell office:value-type="float" office:value="384" calcext:value-type="float">
            <text:p>384</text:p>
          </table:table-cell>
          <table:table-cell office:value-type="float" office:value="46656" calcext:value-type="float">
            <text:p>46656</text:p>
          </table:table-cell>
          <table:table-cell office:value-type="float" office:value="2.44949" calcext:value-type="float">
            <text:p>2.44949</text:p>
          </table:table-cell>
          <table:table-cell office:value-type="float" office:value="64" calcext:value-type="float">
            <text:p>64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6.022368" calcext:value-type="float">
            <text:p>6.022368</text:p>
          </table:table-cell>
          <table:table-cell office:value-type="float" office:value="2.590331" calcext:value-type="float">
            <text:p>2.590331</text:p>
          </table:table-cell>
          <table:table-cell office:value-type="float" office:value="391.453908" calcext:value-type="float">
            <text:p>391.453908</text:p>
          </table:table-cell>
          <table:table-cell office:value-type="float" office:value="49664.417537" calcext:value-type="float">
            <text:p>49664.417537</text:p>
          </table:table-cell>
          <table:table-cell office:value-type="float" office:value="2.454051" calcext:value-type="float">
            <text:p>2.454051</text:p>
          </table:table-cell>
          <table:table-cell office:value-type="float" office:value="65" calcext:value-type="float">
            <text:p>65</text:p>
          </table:table-cell>
          <table:table-cell office:value-type="float" office:value="5040" calcext:value-type="float">
            <text:p>5040</text:p>
          </table:table-cell>
          <table:table-cell office:value-type="float" office:value="8.062258" calcext:value-type="float">
            <text:p>8.062258</text:p>
          </table:table-cell>
          <table:table-cell office:value-type="float" office:value="274625" calcext:value-type="float">
            <text:p>274625</text:p>
          </table:table-cell>
          <table:table-cell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6.044394" calcext:value-type="float">
            <text:p>6.044394</text:p>
          </table:table-cell>
          <table:table-cell office:value-type="float" office:value="2.595598" calcext:value-type="float">
            <text:p>2.595598</text:p>
          </table:table-cell>
          <table:table-cell office:value-type="float" office:value="398.930012" calcext:value-type="float">
            <text:p>398.930012</text:p>
          </table:table-cell>
          <table:table-cell office:value-type="float" office:value="52820.695408" calcext:value-type="float">
            <text:p>52820.695408</text:p>
          </table:table-cell>
          <table:table-cell office:value-type="float" office:value="2.458535" calcext:value-type="float">
            <text:p>2.458535</text:p>
          </table:table-cell>
          <table:table-cell office:value-type="float" office:value="66" calcext:value-type="float">
            <text:p>66</text:p>
          </table:table-cell>
          <table:table-cell office:value-type="float" office:value="5040" calcext:value-type="float">
            <text:p>5040</text:p>
          </table:table-cell>
          <table:table-cell office:value-type="float" office:value="8.124038" calcext:value-type="float">
            <text:p>8.124038</text:p>
          </table:table-cell>
          <table:table-cell office:value-type="float" office:value="287496" calcext:value-type="float">
            <text:p>287496</text:p>
          </table:table-cell>
          <table:table-cell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6.066089" calcext:value-type="float">
            <text:p>6.066089</text:p>
          </table:table-cell>
          <table:table-cell office:value-type="float" office:value="2.600767" calcext:value-type="float">
            <text:p>2.600767</text:p>
          </table:table-cell>
          <table:table-cell office:value-type="float" office:value="406.427976" calcext:value-type="float">
            <text:p>406.427976</text:p>
          </table:table-cell>
          <table:table-cell office:value-type="float" office:value="56129.937324" calcext:value-type="float">
            <text:p>56129.937324</text:p>
          </table:table-cell>
          <table:table-cell office:value-type="float" office:value="2.462943" calcext:value-type="float">
            <text:p>2.462943</text:p>
          </table:table-cell>
          <table:table-cell office:value-type="float" office:value="67" calcext:value-type="float">
            <text:p>67</text:p>
          </table:table-cell>
          <table:table-cell office:value-type="float" office:value="5040" calcext:value-type="float">
            <text:p>5040</text:p>
          </table:table-cell>
          <table:table-cell office:value-type="float" office:value="8.185353" calcext:value-type="float">
            <text:p>8.185353</text:p>
          </table:table-cell>
          <table:table-cell office:value-type="float" office:value="300763" calcext:value-type="float">
            <text:p>300763</text:p>
          </table:table-cell>
          <table:table-cell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6.087463" calcext:value-type="float">
            <text:p>6.087463</text:p>
          </table:table-cell>
          <table:table-cell office:value-type="float" office:value="2.605841" calcext:value-type="float">
            <text:p>2.605841</text:p>
          </table:table-cell>
          <table:table-cell office:value-type="float" office:value="413.947473" calcext:value-type="float">
            <text:p>413.947473</text:p>
          </table:table-cell>
          <table:table-cell office:value-type="float" office:value="59597.352715" calcext:value-type="float">
            <text:p>59597.352715</text:p>
          </table:table-cell>
          <table:table-cell office:value-type="float" office:value="2.467278" calcext:value-type="float">
            <text:p>2.467278</text:p>
          </table:table-cell>
          <table:table-cell office:value-type="float" office:value="68" calcext:value-type="float">
            <text:p>68</text:p>
          </table:table-cell>
          <table:table-cell office:value-type="float" office:value="5040" calcext:value-type="float">
            <text:p>5040</text:p>
          </table:table-cell>
          <table:table-cell office:value-type="float" office:value="8.246211" calcext:value-type="float">
            <text:p>8.246211</text:p>
          </table:table-cell>
          <table:table-cell office:value-type="float" office:value="314432" calcext:value-type="float">
            <text:p>314432</text:p>
          </table:table-cell>
          <table:table-cell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6.108524" calcext:value-type="float">
            <text:p>6.108524</text:p>
          </table:table-cell>
          <table:table-cell office:value-type="float" office:value="2.610824" calcext:value-type="float">
            <text:p>2.610824</text:p>
          </table:table-cell>
          <table:table-cell office:value-type="float" office:value="421.488188" calcext:value-type="float">
            <text:p>421.488188</text:p>
          </table:table-cell>
          <table:table-cell office:value-type="float" office:value="63228.257587" calcext:value-type="float">
            <text:p>63228.257587</text:p>
          </table:table-cell>
          <table:table-cell office:value-type="float" office:value="2.471543" calcext:value-type="float">
            <text:p>2.471543</text:p>
          </table:table-cell>
          <table:table-cell office:value-type="float" office:value="69" calcext:value-type="float">
            <text:p>69</text:p>
          </table:table-cell>
          <table:table-cell office:value-type="float" office:value="5040" calcext:value-type="float">
            <text:p>5040</text:p>
          </table:table-cell>
          <table:table-cell office:value-type="float" office:value="8.306624" calcext:value-type="float">
            <text:p>8.306624</text:p>
          </table:table-cell>
          <table:table-cell office:value-type="float" office:value="328509" calcext:value-type="float">
            <text:p>328509</text:p>
          </table:table-cell>
          <table:table-cell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6.129283" calcext:value-type="float">
            <text:p>6.129283</text:p>
          </table:table-cell>
          <table:table-cell office:value-type="float" office:value="2.615718" calcext:value-type="float">
            <text:p>2.615718</text:p>
          </table:table-cell>
          <table:table-cell office:value-type="float" office:value="429.049811" calcext:value-type="float">
            <text:p>429.049811</text:p>
          </table:table-cell>
          <table:table-cell office:value-type="float" office:value="67028.075382" calcext:value-type="float">
            <text:p>67028.075382</text:p>
          </table:table-cell>
          <table:table-cell office:value-type="float" office:value="2.475739" calcext:value-type="float">
            <text:p>2.475739</text:p>
          </table:table-cell>
          <table:table-cell office:value-type="float" office:value="70" calcext:value-type="float">
            <text:p>70</text:p>
          </table:table-cell>
          <table:table-cell office:value-type="float" office:value="5040" calcext:value-type="float">
            <text:p>5040</text:p>
          </table:table-cell>
          <table:table-cell office:value-type="float" office:value="8.3666" calcext:value-type="float">
            <text:p>8.3666</text:p>
          </table:table-cell>
          <table:table-cell office:value-type="float" office:value="343000" calcext:value-type="float">
            <text:p>343000</text:p>
          </table:table-cell>
          <table:table-cell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6.149747" calcext:value-type="float">
            <text:p>6.149747</text:p>
          </table:table-cell>
          <table:table-cell office:value-type="float" office:value="2.620527" calcext:value-type="float">
            <text:p>2.620527</text:p>
          </table:table-cell>
          <table:table-cell office:value-type="float" office:value="436.632045" calcext:value-type="float">
            <text:p>436.632045</text:p>
          </table:table-cell>
          <table:table-cell office:value-type="float" office:value="71002.337824" calcext:value-type="float">
            <text:p>71002.337824</text:p>
          </table:table-cell>
          <table:table-cell office:value-type="float" office:value="2.479868" calcext:value-type="float">
            <text:p>2.479868</text:p>
          </table:table-cell>
          <table:table-cell office:value-type="float" office:value="71" calcext:value-type="float">
            <text:p>71</text:p>
          </table:table-cell>
          <table:table-cell office:value-type="float" office:value="5040" calcext:value-type="float">
            <text:p>5040</text:p>
          </table:table-cell>
          <table:table-cell office:value-type="float" office:value="8.42615" calcext:value-type="float">
            <text:p>8.42615</text:p>
          </table:table-cell>
          <table:table-cell office:value-type="float" office:value="357911" calcext:value-type="float">
            <text:p>357911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6.169925" calcext:value-type="float">
            <text:p>6.169925</text:p>
          </table:table-cell>
          <table:table-cell office:value-type="float" office:value="2.625253" calcext:value-type="float">
            <text:p>2.625253</text:p>
          </table:table-cell>
          <table:table-cell office:value-type="float" office:value="444.2346" calcext:value-type="float">
            <text:p>444.2346</text:p>
          </table:table-cell>
          <table:table-cell office:value-type="float" office:value="75156.685783" calcext:value-type="float">
            <text:p>75156.685783</text:p>
          </table:table-cell>
          <table:table-cell office:value-type="float" office:value="2.483933" calcext:value-type="float">
            <text:p>2.483933</text:p>
          </table:table-cell>
          <table:table-cell office:value-type="float" office:value="72" calcext:value-type="float">
            <text:p>72</text:p>
          </table:table-cell>
          <table:table-cell office:value-type="float" office:value="5040" calcext:value-type="float">
            <text:p>5040</text:p>
          </table:table-cell>
          <table:table-cell office:value-type="float" office:value="8.485281" calcext:value-type="float">
            <text:p>8.485281</text:p>
          </table:table-cell>
          <table:table-cell office:value-type="float" office:value="373248" calcext:value-type="float">
            <text:p>373248</text:p>
          </table:table-cell>
          <table:table-cell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6.189825" calcext:value-type="float">
            <text:p>6.189825</text:p>
          </table:table-cell>
          <table:table-cell office:value-type="float" office:value="2.629899" calcext:value-type="float">
            <text:p>2.629899</text:p>
          </table:table-cell>
          <table:table-cell office:value-type="float" office:value="451.857193" calcext:value-type="float">
            <text:p>451.857193</text:p>
          </table:table-cell>
          <table:table-cell office:value-type="float" office:value="79496.870115" calcext:value-type="float">
            <text:p>79496.870115</text:p>
          </table:table-cell>
          <table:table-cell office:value-type="float" office:value="2.487936" calcext:value-type="float">
            <text:p>2.487936</text:p>
          </table:table-cell>
          <table:table-cell office:value-type="float" office:value="73" calcext:value-type="float">
            <text:p>73</text:p>
          </table:table-cell>
          <table:table-cell office:value-type="float" office:value="5040" calcext:value-type="float">
            <text:p>5040</text:p>
          </table:table-cell>
          <table:table-cell office:value-type="float" office:value="8.544004" calcext:value-type="float">
            <text:p>8.544004</text:p>
          </table:table-cell>
          <table:table-cell office:value-type="float" office:value="389017" calcext:value-type="float">
            <text:p>389017</text:p>
          </table:table-cell>
          <table:table-cell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.209453" calcext:value-type="float">
            <text:p>6.209453</text:p>
          </table:table-cell>
          <table:table-cell office:value-type="float" office:value="2.634466" calcext:value-type="float">
            <text:p>2.634466</text:p>
          </table:table-cell>
          <table:table-cell office:value-type="float" office:value="459.499549" calcext:value-type="float">
            <text:p>459.499549</text:p>
          </table:table-cell>
          <table:table-cell office:value-type="float" office:value="84028.752523" calcext:value-type="float">
            <text:p>84028.752523</text:p>
          </table:table-cell>
          <table:table-cell office:value-type="float" office:value="2.491877" calcext:value-type="float">
            <text:p>2.491877</text:p>
          </table:table-cell>
          <table:table-cell office:value-type="float" office:value="74" calcext:value-type="float">
            <text:p>74</text:p>
          </table:table-cell>
          <table:table-cell office:value-type="float" office:value="5040" calcext:value-type="float">
            <text:p>5040</text:p>
          </table:table-cell>
          <table:table-cell office:value-type="float" office:value="8.602325" calcext:value-type="float">
            <text:p>8.602325</text:p>
          </table:table-cell>
          <table:table-cell office:value-type="float" office:value="405224" calcext:value-type="float">
            <text:p>405224</text:p>
          </table:table-cell>
          <table:table-cell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.228819" calcext:value-type="float">
            <text:p>6.228819</text:p>
          </table:table-cell>
          <table:table-cell office:value-type="float" office:value="2.638959" calcext:value-type="float">
            <text:p>2.638959</text:p>
          </table:table-cell>
          <table:table-cell office:value-type="float" office:value="467.161402" calcext:value-type="float">
            <text:p>467.161402</text:p>
          </table:table-cell>
          <table:table-cell office:value-type="float" office:value="88758.3064" calcext:value-type="float">
            <text:p>88758.3064</text:p>
          </table:table-cell>
          <table:table-cell office:value-type="float" office:value="2.49576" calcext:value-type="float">
            <text:p>2.49576</text:p>
          </table:table-cell>
          <table:table-cell office:value-type="float" office:value="75" calcext:value-type="float">
            <text:p>75</text:p>
          </table:table-cell>
          <table:table-cell office:value-type="float" office:value="5040" calcext:value-type="float">
            <text:p>5040</text:p>
          </table:table-cell>
          <table:table-cell office:value-type="float" office:value="8.660254" calcext:value-type="float">
            <text:p>8.660254</text:p>
          </table:table-cell>
          <table:table-cell office:value-type="float" office:value="421875" calcext:value-type="float">
            <text:p>421875</text:p>
          </table:table-cell>
          <table:table-cell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.247928" calcext:value-type="float">
            <text:p>6.247928</text:p>
          </table:table-cell>
          <table:table-cell office:value-type="float" office:value="2.643378" calcext:value-type="float">
            <text:p>2.643378</text:p>
          </table:table-cell>
          <table:table-cell office:value-type="float" office:value="474.842491" calcext:value-type="float">
            <text:p>474.842491</text:p>
          </table:table-cell>
          <table:table-cell office:value-type="float" office:value="93691.617678" calcext:value-type="float">
            <text:p>93691.617678</text:p>
          </table:table-cell>
          <table:table-cell office:value-type="float" office:value="2.499585" calcext:value-type="float">
            <text:p>2.499585</text:p>
          </table:table-cell>
          <table:table-cell office:value-type="float" office:value="76" calcext:value-type="float">
            <text:p>76</text:p>
          </table:table-cell>
          <table:table-cell office:value-type="float" office:value="5040" calcext:value-type="float">
            <text:p>5040</text:p>
          </table:table-cell>
          <table:table-cell office:value-type="float" office:value="8.717798" calcext:value-type="float">
            <text:p>8.717798</text:p>
          </table:table-cell>
          <table:table-cell office:value-type="float" office:value="438976" calcext:value-type="float">
            <text:p>438976</text:p>
          </table:table-cell>
          <table:table-cell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.266787" calcext:value-type="float">
            <text:p>6.266787</text:p>
          </table:table-cell>
          <table:table-cell office:value-type="float" office:value="2.647726" calcext:value-type="float">
            <text:p>2.647726</text:p>
          </table:table-cell>
          <table:table-cell office:value-type="float" office:value="482.542564" calcext:value-type="float">
            <text:p>482.542564</text:p>
          </table:table-cell>
          <table:table-cell office:value-type="float" office:value="98834.885678" calcext:value-type="float">
            <text:p>98834.885678</text:p>
          </table:table-cell>
          <table:table-cell office:value-type="float" office:value="2.503355" calcext:value-type="float">
            <text:p>2.503355</text:p>
          </table:table-cell>
          <table:table-cell office:value-type="float" office:value="77" calcext:value-type="float">
            <text:p>77</text:p>
          </table:table-cell>
          <table:table-cell office:value-type="float" office:value="5040" calcext:value-type="float">
            <text:p>5040</text:p>
          </table:table-cell>
          <table:table-cell office:value-type="float" office:value="8.774964" calcext:value-type="float">
            <text:p>8.774964</text:p>
          </table:table-cell>
          <table:table-cell office:value-type="float" office:value="456533" calcext:value-type="float">
            <text:p>456533</text:p>
          </table:table-cell>
          <table:table-cell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.285402" calcext:value-type="float">
            <text:p>6.285402</text:p>
          </table:table-cell>
          <table:table-cell office:value-type="float" office:value="2.652005" calcext:value-type="float">
            <text:p>2.652005</text:p>
          </table:table-cell>
          <table:table-cell office:value-type="float" office:value="490.261373" calcext:value-type="float">
            <text:p>490.261373</text:p>
          </table:table-cell>
          <table:table-cell office:value-type="float" office:value="104194.423953" calcext:value-type="float">
            <text:p>104194.423953</text:p>
          </table:table-cell>
          <table:table-cell office:value-type="float" office:value="2.50707" calcext:value-type="float">
            <text:p>2.50707</text:p>
          </table:table-cell>
          <table:table-cell office:value-type="float" office:value="78" calcext:value-type="float">
            <text:p>78</text:p>
          </table:table-cell>
          <table:table-cell office:value-type="float" office:value="5040" calcext:value-type="float">
            <text:p>5040</text:p>
          </table:table-cell>
          <table:table-cell office:value-type="float" office:value="8.831761" calcext:value-type="float">
            <text:p>8.831761</text:p>
          </table:table-cell>
          <table:table-cell office:value-type="float" office:value="474552" calcext:value-type="float">
            <text:p>474552</text:p>
          </table:table-cell>
          <table:table-cell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.303781" calcext:value-type="float">
            <text:p>6.303781</text:p>
          </table:table-cell>
          <table:table-cell office:value-type="float" office:value="2.656217" calcext:value-type="float">
            <text:p>2.656217</text:p>
          </table:table-cell>
          <table:table-cell office:value-type="float" office:value="497.998679" calcext:value-type="float">
            <text:p>497.998679</text:p>
          </table:table-cell>
          <table:table-cell office:value-type="float" office:value="109776.661133" calcext:value-type="float">
            <text:p>109776.661133</text:p>
          </table:table-cell>
          <table:table-cell office:value-type="float" office:value="2.510733" calcext:value-type="float">
            <text:p>2.510733</text:p>
          </table:table-cell>
          <table:table-cell office:value-type="float" office:value="79" calcext:value-type="float">
            <text:p>79</text:p>
          </table:table-cell>
          <table:table-cell office:value-type="float" office:value="5040" calcext:value-type="float">
            <text:p>5040</text:p>
          </table:table-cell>
          <table:table-cell office:value-type="float" office:value="8.888194" calcext:value-type="float">
            <text:p>8.888194</text:p>
          </table:table-cell>
          <table:table-cell office:value-type="float" office:value="493039" calcext:value-type="float">
            <text:p>493039</text:p>
          </table:table-cell>
          <table:table-cell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6.321928" calcext:value-type="float">
            <text:p>6.321928</text:p>
          </table:table-cell>
          <table:table-cell office:value-type="float" office:value="2.660365" calcext:value-type="float">
            <text:p>2.660365</text:p>
          </table:table-cell>
          <table:table-cell office:value-type="float" office:value="505.754248" calcext:value-type="float">
            <text:p>505.754248</text:p>
          </table:table-cell>
          <table:table-cell office:value-type="float" office:value="115588.141769" calcext:value-type="float">
            <text:p>115588.141769</text:p>
          </table:table-cell>
          <table:table-cell office:value-type="float" office:value="2.514344" calcext:value-type="float">
            <text:p>2.514344</text:p>
          </table:table-cell>
          <table:table-cell office:value-type="float" office:value="80" calcext:value-type="float">
            <text:p>80</text:p>
          </table:table-cell>
          <table:table-cell office:value-type="float" office:value="5040" calcext:value-type="float">
            <text:p>5040</text:p>
          </table:table-cell>
          <table:table-cell office:value-type="float" office:value="8.944272" calcext:value-type="float">
            <text:p>8.944272</text:p>
          </table:table-cell>
          <table:table-cell office:value-type="float" office:value="512000" calcext:value-type="float">
            <text:p>512000</text:p>
          </table:table-cell>
          <table:table-cell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6.33985" calcext:value-type="float">
            <text:p>6.33985</text:p>
          </table:table-cell>
          <table:table-cell office:value-type="float" office:value="2.664449" calcext:value-type="float">
            <text:p>2.664449</text:p>
          </table:table-cell>
          <table:table-cell office:value-type="float" office:value="513.52785" calcext:value-type="float">
            <text:p>513.52785</text:p>
          </table:table-cell>
          <table:table-cell office:value-type="float" office:value="121635.527178" calcext:value-type="float">
            <text:p>121635.527178</text:p>
          </table:table-cell>
          <table:table-cell office:value-type="float" office:value="2.517906" calcext:value-type="float">
            <text:p>2.517906</text:p>
          </table:table-cell>
          <table:table-cell office:value-type="float" office:value="81" calcext:value-type="float">
            <text:p>81</text:p>
          </table:table-cell>
          <table:table-cell office:value-type="float" office:value="5040" calcext:value-type="float">
            <text:p>5040</text:p>
          </table:table-cell>
          <table:table-cell office:value-type="float" office:value="9" calcext:value-type="float">
            <text:p>9</text:p>
          </table:table-cell>
          <table:table-cell office:value-type="float" office:value="531441" calcext:value-type="float">
            <text:p>531441</text:p>
          </table:table-cell>
          <table:table-cell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6.357552" calcext:value-type="float">
            <text:p>6.357552</text:p>
          </table:table-cell>
          <table:table-cell office:value-type="float" office:value="2.668471" calcext:value-type="float">
            <text:p>2.668471</text:p>
          </table:table-cell>
          <table:table-cell office:value-type="float" office:value="521.319264" calcext:value-type="float">
            <text:p>521.319264</text:p>
          </table:table-cell>
          <table:table-cell office:value-type="float" office:value="127925.596281" calcext:value-type="float">
            <text:p>127925.596281</text:p>
          </table:table-cell>
          <table:table-cell office:value-type="float" office:value="2.521419" calcext:value-type="float">
            <text:p>2.521419</text:p>
          </table:table-cell>
          <table:table-cell office:value-type="float" office:value="82" calcext:value-type="float">
            <text:p>82</text:p>
          </table:table-cell>
          <table:table-cell office:value-type="float" office:value="5040" calcext:value-type="float">
            <text:p>5040</text:p>
          </table:table-cell>
          <table:table-cell office:value-type="float" office:value="9.055385" calcext:value-type="float">
            <text:p>9.055385</text:p>
          </table:table-cell>
          <table:table-cell office:value-type="float" office:value="551368" calcext:value-type="float">
            <text:p>551368</text:p>
          </table:table-cell>
          <table:table-cell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6.375039" calcext:value-type="float">
            <text:p>6.375039</text:p>
          </table:table-cell>
          <table:table-cell office:value-type="float" office:value="2.672434" calcext:value-type="float">
            <text:p>2.672434</text:p>
          </table:table-cell>
          <table:table-cell office:value-type="float" office:value="529.128273" calcext:value-type="float">
            <text:p>529.128273</text:p>
          </table:table-cell>
          <table:table-cell office:value-type="float" office:value="134465.246443" calcext:value-type="float">
            <text:p>134465.246443</text:p>
          </table:table-cell>
          <table:table-cell office:value-type="float" office:value="2.524884" calcext:value-type="float">
            <text:p>2.524884</text:p>
          </table:table-cell>
          <table:table-cell office:value-type="float" office:value="83" calcext:value-type="float">
            <text:p>83</text:p>
          </table:table-cell>
          <table:table-cell office:value-type="float" office:value="5040" calcext:value-type="float">
            <text:p>5040</text:p>
          </table:table-cell>
          <table:table-cell office:value-type="float" office:value="9.110434" calcext:value-type="float">
            <text:p>9.110434</text:p>
          </table:table-cell>
          <table:table-cell office:value-type="float" office:value="571787" calcext:value-type="float">
            <text:p>571787</text:p>
          </table:table-cell>
          <table:table-cell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6.392317" calcext:value-type="float">
            <text:p>6.392317</text:p>
          </table:table-cell>
          <table:table-cell office:value-type="float" office:value="2.676339" calcext:value-type="float">
            <text:p>2.676339</text:p>
          </table:table-cell>
          <table:table-cell office:value-type="float" office:value="536.954664" calcext:value-type="float">
            <text:p>536.954664</text:p>
          </table:table-cell>
          <table:table-cell office:value-type="float" office:value="141261.494318" calcext:value-type="float">
            <text:p>141261.494318</text:p>
          </table:table-cell>
          <table:table-cell office:value-type="float" office:value="2.528303" calcext:value-type="float">
            <text:p>2.528303</text:p>
          </table:table-cell>
          <table:table-cell office:value-type="float" office:value="84" calcext:value-type="float">
            <text:p>84</text:p>
          </table:table-cell>
          <table:table-cell office:value-type="float" office:value="5040" calcext:value-type="float">
            <text:p>5040</text:p>
          </table:table-cell>
          <table:table-cell office:value-type="float" office:value="9.165151" calcext:value-type="float">
            <text:p>9.165151</text:p>
          </table:table-cell>
          <table:table-cell office:value-type="float" office:value="592704" calcext:value-type="float">
            <text:p>592704</text:p>
          </table:table-cell>
          <table:table-cell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6.409391" calcext:value-type="float">
            <text:p>6.409391</text:p>
          </table:table-cell>
          <table:table-cell office:value-type="float" office:value="2.680187" calcext:value-type="float">
            <text:p>2.680187</text:p>
          </table:table-cell>
          <table:table-cell office:value-type="float" office:value="544.79823" calcext:value-type="float">
            <text:p>544.79823</text:p>
          </table:table-cell>
          <table:table-cell office:value-type="float" office:value="148321.476683" calcext:value-type="float">
            <text:p>148321.476683</text:p>
          </table:table-cell>
          <table:table-cell office:value-type="float" office:value="2.531677" calcext:value-type="float">
            <text:p>2.531677</text:p>
          </table:table-cell>
          <table:table-cell office:value-type="float" office:value="85" calcext:value-type="float">
            <text:p>85</text:p>
          </table:table-cell>
          <table:table-cell office:value-type="float" office:value="5040" calcext:value-type="float">
            <text:p>5040</text:p>
          </table:table-cell>
          <table:table-cell office:value-type="float" office:value="9.219544" calcext:value-type="float">
            <text:p>9.219544</text:p>
          </table:table-cell>
          <table:table-cell office:value-type="float" office:value="614125" calcext:value-type="float">
            <text:p>614125</text:p>
          </table:table-cell>
          <table:table-cell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6.426265" calcext:value-type="float">
            <text:p>6.426265</text:p>
          </table:table-cell>
          <table:table-cell office:value-type="float" office:value="2.68398" calcext:value-type="float">
            <text:p>2.68398</text:p>
          </table:table-cell>
          <table:table-cell office:value-type="float" office:value="552.658769" calcext:value-type="float">
            <text:p>552.658769</text:p>
          </table:table-cell>
          <table:table-cell office:value-type="float" office:value="155652.451275" calcext:value-type="float">
            <text:p>155652.451275</text:p>
          </table:table-cell>
          <table:table-cell office:value-type="float" office:value="2.535008" calcext:value-type="float">
            <text:p>2.535008</text:p>
          </table:table-cell>
          <table:table-cell office:value-type="float" office:value="86" calcext:value-type="float">
            <text:p>86</text:p>
          </table:table-cell>
          <table:table-cell office:value-type="float" office:value="5040" calcext:value-type="float">
            <text:p>5040</text:p>
          </table:table-cell>
          <table:table-cell office:value-type="float" office:value="9.273618" calcext:value-type="float">
            <text:p>9.273618</text:p>
          </table:table-cell>
          <table:table-cell office:value-type="float" office:value="636056" calcext:value-type="float">
            <text:p>636056</text:p>
          </table:table-cell>
          <table:table-cell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6.442943" calcext:value-type="float">
            <text:p>6.442943</text:p>
          </table:table-cell>
          <table:table-cell office:value-type="float" office:value="2.68772" calcext:value-type="float">
            <text:p>2.68772</text:p>
          </table:table-cell>
          <table:table-cell office:value-type="float" office:value="560.536084" calcext:value-type="float">
            <text:p>560.536084</text:p>
          </table:table-cell>
          <table:table-cell office:value-type="float" office:value="163261.797633" calcext:value-type="float">
            <text:p>163261.797633</text:p>
          </table:table-cell>
          <table:table-cell office:value-type="float" office:value="2.538295" calcext:value-type="float">
            <text:p>2.538295</text:p>
          </table:table-cell>
          <table:table-cell office:value-type="float" office:value="87" calcext:value-type="float">
            <text:p>87</text:p>
          </table:table-cell>
          <table:table-cell office:value-type="float" office:value="5040" calcext:value-type="float">
            <text:p>5040</text:p>
          </table:table-cell>
          <table:table-cell office:value-type="float" office:value="9.327379" calcext:value-type="float">
            <text:p>9.327379</text:p>
          </table:table-cell>
          <table:table-cell office:value-type="float" office:value="658503" calcext:value-type="float">
            <text:p>658503</text:p>
          </table:table-cell>
          <table:table-cell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6.459432" calcext:value-type="float">
            <text:p>6.459432</text:p>
          </table:table-cell>
          <table:table-cell office:value-type="float" office:value="2.691407" calcext:value-type="float">
            <text:p>2.691407</text:p>
          </table:table-cell>
          <table:table-cell office:value-type="float" office:value="568.429982" calcext:value-type="float">
            <text:p>568.429982</text:p>
          </table:table-cell>
          <table:table-cell office:value-type="float" office:value="171157.017928" calcext:value-type="float">
            <text:p>171157.017928</text:p>
          </table:table-cell>
          <table:table-cell office:value-type="float" office:value="2.541541" calcext:value-type="float">
            <text:p>2.541541</text:p>
          </table:table-cell>
          <table:table-cell office:value-type="float" office:value="88" calcext:value-type="float">
            <text:p>88</text:p>
          </table:table-cell>
          <table:table-cell office:value-type="float" office:value="5040" calcext:value-type="float">
            <text:p>5040</text:p>
          </table:table-cell>
          <table:table-cell office:value-type="float" office:value="9.380832" calcext:value-type="float">
            <text:p>9.380832</text:p>
          </table:table-cell>
          <table:table-cell office:value-type="float" office:value="681472" calcext:value-type="float">
            <text:p>681472</text:p>
          </table:table-cell>
          <table:table-cell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6.475733" calcext:value-type="float">
            <text:p>6.475733</text:p>
          </table:table-cell>
          <table:table-cell office:value-type="float" office:value="2.695044" calcext:value-type="float">
            <text:p>2.695044</text:p>
          </table:table-cell>
          <table:table-cell office:value-type="float" office:value="576.340275" calcext:value-type="float">
            <text:p>576.340275</text:p>
          </table:table-cell>
          <table:table-cell office:value-type="float" office:value="179345.7378" calcext:value-type="float">
            <text:p>179345.7378</text:p>
          </table:table-cell>
          <table:table-cell office:value-type="float" office:value="2.544746" calcext:value-type="float">
            <text:p>2.544746</text:p>
          </table:table-cell>
          <table:table-cell office:value-type="float" office:value="89" calcext:value-type="float">
            <text:p>89</text:p>
          </table:table-cell>
          <table:table-cell office:value-type="float" office:value="5040" calcext:value-type="float">
            <text:p>5040</text:p>
          </table:table-cell>
          <table:table-cell office:value-type="float" office:value="9.433981" calcext:value-type="float">
            <text:p>9.433981</text:p>
          </table:table-cell>
          <table:table-cell office:value-type="float" office:value="704969" calcext:value-type="float">
            <text:p>704969</text:p>
          </table:table-cell>
          <table:table-cell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6.491853" calcext:value-type="float">
            <text:p>6.491853</text:p>
          </table:table-cell>
          <table:table-cell office:value-type="float" office:value="2.69863" calcext:value-type="float">
            <text:p>2.69863</text:p>
          </table:table-cell>
          <table:table-cell office:value-type="float" office:value="584.266779" calcext:value-type="float">
            <text:p>584.266779</text:p>
          </table:table-cell>
          <table:table-cell office:value-type="float" office:value="187835.707195" calcext:value-type="float">
            <text:p>187835.707195</text:p>
          </table:table-cell>
          <table:table-cell office:value-type="float" office:value="2.547912" calcext:value-type="float">
            <text:p>2.547912</text:p>
          </table:table-cell>
          <table:table-cell office:value-type="float" office:value="90" calcext:value-type="float">
            <text:p>90</text:p>
          </table:table-cell>
          <table:table-cell office:value-type="float" office:value="5040" calcext:value-type="float">
            <text:p>5040</text:p>
          </table:table-cell>
          <table:table-cell office:value-type="float" office:value="9.486833" calcext:value-type="float">
            <text:p>9.486833</text:p>
          </table:table-cell>
          <table:table-cell office:value-type="float" office:value="729000" calcext:value-type="float">
            <text:p>729000</text:p>
          </table:table-cell>
          <table:table-cell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6.507795" calcext:value-type="float">
            <text:p>6.507795</text:p>
          </table:table-cell>
          <table:table-cell office:value-type="float" office:value="2.702169" calcext:value-type="float">
            <text:p>2.702169</text:p>
          </table:table-cell>
          <table:table-cell office:value-type="float" office:value="592.209312" calcext:value-type="float">
            <text:p>592.209312</text:p>
          </table:table-cell>
          <table:table-cell office:value-type="float" office:value="196634.801193" calcext:value-type="float">
            <text:p>196634.801193</text:p>
          </table:table-cell>
          <table:table-cell office:value-type="float" office:value="2.551038" calcext:value-type="float">
            <text:p>2.551038</text:p>
          </table:table-cell>
          <table:table-cell office:value-type="float" office:value="91" calcext:value-type="float">
            <text:p>91</text:p>
          </table:table-cell>
          <table:table-cell office:value-type="float" office:value="5040" calcext:value-type="float">
            <text:p>5040</text:p>
          </table:table-cell>
          <table:table-cell office:value-type="float" office:value="9.539392" calcext:value-type="float">
            <text:p>9.539392</text:p>
          </table:table-cell>
          <table:table-cell office:value-type="float" office:value="753571" calcext:value-type="float">
            <text:p>753571</text:p>
          </table:table-cell>
          <table:table-cell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6.523562" calcext:value-type="float">
            <text:p>6.523562</text:p>
          </table:table-cell>
          <table:table-cell office:value-type="float" office:value="2.70566" calcext:value-type="float">
            <text:p>2.70566</text:p>
          </table:table-cell>
          <table:table-cell office:value-type="float" office:value="600.1677" calcext:value-type="float">
            <text:p>600.1677</text:p>
          </table:table-cell>
          <table:table-cell office:value-type="float" office:value="205751.020845" calcext:value-type="float">
            <text:p>205751.020845</text:p>
          </table:table-cell>
          <table:table-cell office:value-type="float" office:value="2.554126" calcext:value-type="float">
            <text:p>2.554126</text:p>
          </table:table-cell>
          <table:table-cell office:value-type="float" office:value="92" calcext:value-type="float">
            <text:p>92</text:p>
          </table:table-cell>
          <table:table-cell office:value-type="float" office:value="5040" calcext:value-type="float">
            <text:p>5040</text:p>
          </table:table-cell>
          <table:table-cell office:value-type="float" office:value="9.591663" calcext:value-type="float">
            <text:p>9.591663</text:p>
          </table:table-cell>
          <table:table-cell office:value-type="float" office:value="778688" calcext:value-type="float">
            <text:p>778688</text:p>
          </table:table-cell>
          <table:table-cell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6.539159" calcext:value-type="float">
            <text:p>6.539159</text:p>
          </table:table-cell>
          <table:table-cell office:value-type="float" office:value="2.709105" calcext:value-type="float">
            <text:p>2.709105</text:p>
          </table:table-cell>
          <table:table-cell office:value-type="float" office:value="608.141769" calcext:value-type="float">
            <text:p>608.141769</text:p>
          </table:table-cell>
          <table:table-cell office:value-type="float" office:value="215192.494003" calcext:value-type="float">
            <text:p>215192.494003</text:p>
          </table:table-cell>
          <table:table-cell office:value-type="float" office:value="2.557178" calcext:value-type="float">
            <text:p>2.557178</text:p>
          </table:table-cell>
          <table:table-cell office:value-type="float" office:value="93" calcext:value-type="float">
            <text:p>93</text:p>
          </table:table-cell>
          <table:table-cell office:value-type="float" office:value="5040" calcext:value-type="float">
            <text:p>5040</text:p>
          </table:table-cell>
          <table:table-cell office:value-type="float" office:value="9.643651" calcext:value-type="float">
            <text:p>9.643651</text:p>
          </table:table-cell>
          <table:table-cell office:value-type="float" office:value="804357" calcext:value-type="float">
            <text:p>804357</text:p>
          </table:table-cell>
          <table:table-cell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6.554589" calcext:value-type="float">
            <text:p>6.554589</text:p>
          </table:table-cell>
          <table:table-cell office:value-type="float" office:value="2.712505" calcext:value-type="float">
            <text:p>2.712505</text:p>
          </table:table-cell>
          <table:table-cell office:value-type="float" office:value="616.131352" calcext:value-type="float">
            <text:p>616.131352</text:p>
          </table:table-cell>
          <table:table-cell office:value-type="float" office:value="224967.476148" calcext:value-type="float">
            <text:p>224967.476148</text:p>
          </table:table-cell>
          <table:table-cell office:value-type="float" office:value="2.560193" calcext:value-type="float">
            <text:p>2.560193</text:p>
          </table:table-cell>
          <table:table-cell office:value-type="float" office:value="94" calcext:value-type="float">
            <text:p>94</text:p>
          </table:table-cell>
          <table:table-cell office:value-type="float" office:value="5040" calcext:value-type="float">
            <text:p>5040</text:p>
          </table:table-cell>
          <table:table-cell office:value-type="float" office:value="9.69536" calcext:value-type="float">
            <text:p>9.69536</text:p>
          </table:table-cell>
          <table:table-cell office:value-type="float" office:value="830584" calcext:value-type="float">
            <text:p>830584</text:p>
          </table:table-cell>
          <table:table-cell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6.569856" calcext:value-type="float">
            <text:p>6.569856</text:p>
          </table:table-cell>
          <table:table-cell office:value-type="float" office:value="2.715862" calcext:value-type="float">
            <text:p>2.715862</text:p>
          </table:table-cell>
          <table:table-cell office:value-type="float" office:value="624.136283" calcext:value-type="float">
            <text:p>624.136283</text:p>
          </table:table-cell>
          <table:table-cell office:value-type="float" office:value="235084.351225" calcext:value-type="float">
            <text:p>235084.351225</text:p>
          </table:table-cell>
          <table:table-cell office:value-type="float" office:value="2.563173" calcext:value-type="float">
            <text:p>2.563173</text:p>
          </table:table-cell>
          <table:table-cell office:value-type="float" office:value="95" calcext:value-type="float">
            <text:p>95</text:p>
          </table:table-cell>
          <table:table-cell office:value-type="float" office:value="5040" calcext:value-type="float">
            <text:p>5040</text:p>
          </table:table-cell>
          <table:table-cell office:value-type="float" office:value="9.746794" calcext:value-type="float">
            <text:p>9.746794</text:p>
          </table:table-cell>
          <table:table-cell office:value-type="float" office:value="857375" calcext:value-type="float">
            <text:p>857375</text:p>
          </table:table-cell>
          <table:table-cell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6.584963" calcext:value-type="float">
            <text:p>6.584963</text:p>
          </table:table-cell>
          <table:table-cell office:value-type="float" office:value="2.719175" calcext:value-type="float">
            <text:p>2.719175</text:p>
          </table:table-cell>
          <table:table-cell office:value-type="float" office:value="632.1564" calcext:value-type="float">
            <text:p>632.1564</text:p>
          </table:table-cell>
          <table:table-cell office:value-type="float" office:value="245551.632469" calcext:value-type="float">
            <text:p>245551.632469</text:p>
          </table:table-cell>
          <table:table-cell office:value-type="float" office:value="2.566118" calcext:value-type="float">
            <text:p>2.566118</text:p>
          </table:table-cell>
          <table:table-cell office:value-type="float" office:value="96" calcext:value-type="float">
            <text:p>96</text:p>
          </table:table-cell>
          <table:table-cell office:value-type="float" office:value="5040" calcext:value-type="float">
            <text:p>5040</text:p>
          </table:table-cell>
          <table:table-cell office:value-type="float" office:value="9.797959" calcext:value-type="float">
            <text:p>9.797959</text:p>
          </table:table-cell>
          <table:table-cell office:value-type="float" office:value="884736" calcext:value-type="float">
            <text:p>884736</text:p>
          </table:table-cell>
          <table:table-cell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6.599913" calcext:value-type="float">
            <text:p>6.599913</text:p>
          </table:table-cell>
          <table:table-cell office:value-type="float" office:value="2.722447" calcext:value-type="float">
            <text:p>2.722447</text:p>
          </table:table-cell>
          <table:table-cell office:value-type="float" office:value="640.191546" calcext:value-type="float">
            <text:p>640.191546</text:p>
          </table:table-cell>
          <table:table-cell office:value-type="float" office:value="256377.963235" calcext:value-type="float">
            <text:p>256377.963235</text:p>
          </table:table-cell>
          <table:table-cell office:value-type="float" office:value="2.56903" calcext:value-type="float">
            <text:p>2.56903</text:p>
          </table:table-cell>
          <table:table-cell office:value-type="float" office:value="97" calcext:value-type="float">
            <text:p>97</text:p>
          </table:table-cell>
          <table:table-cell office:value-type="float" office:value="5040" calcext:value-type="float">
            <text:p>5040</text:p>
          </table:table-cell>
          <table:table-cell office:value-type="float" office:value="9.848858" calcext:value-type="float">
            <text:p>9.848858</text:p>
          </table:table-cell>
          <table:table-cell office:value-type="float" office:value="912673" calcext:value-type="float">
            <text:p>912673</text:p>
          </table:table-cell>
          <table:table-cell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6.61471" calcext:value-type="float">
            <text:p>6.61471</text:p>
          </table:table-cell>
          <table:table-cell office:value-type="float" office:value="2.725678" calcext:value-type="float">
            <text:p>2.725678</text:p>
          </table:table-cell>
          <table:table-cell office:value-type="float" office:value="648.241565" calcext:value-type="float">
            <text:p>648.241565</text:p>
          </table:table-cell>
          <table:table-cell office:value-type="float" office:value="267572.117824" calcext:value-type="float">
            <text:p>267572.117824</text:p>
          </table:table-cell>
          <table:table-cell office:value-type="float" office:value="2.571908" calcext:value-type="float">
            <text:p>2.571908</text:p>
          </table:table-cell>
          <table:table-cell office:value-type="float" office:value="98" calcext:value-type="float">
            <text:p>98</text:p>
          </table:table-cell>
          <table:table-cell office:value-type="float" office:value="5040" calcext:value-type="float">
            <text:p>5040</text:p>
          </table:table-cell>
          <table:table-cell office:value-type="float" office:value="9.899495" calcext:value-type="float">
            <text:p>9.899495</text:p>
          </table:table-cell>
          <table:table-cell office:value-type="float" office:value="941192" calcext:value-type="float">
            <text:p>941192</text:p>
          </table:table-cell>
          <table:table-cell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6.629357" calcext:value-type="float">
            <text:p>6.629357</text:p>
          </table:table-cell>
          <table:table-cell office:value-type="float" office:value="2.728869" calcext:value-type="float">
            <text:p>2.728869</text:p>
          </table:table-cell>
          <table:table-cell office:value-type="float" office:value="656.306305" calcext:value-type="float">
            <text:p>656.306305</text:p>
          </table:table-cell>
          <table:table-cell office:value-type="float" office:value="279143.002311" calcext:value-type="float">
            <text:p>279143.002311</text:p>
          </table:table-cell>
          <table:table-cell office:value-type="float" office:value="2.574754" calcext:value-type="float">
            <text:p>2.574754</text:p>
          </table:table-cell>
          <table:table-cell office:value-type="float" office:value="99" calcext:value-type="float">
            <text:p>99</text:p>
          </table:table-cell>
          <table:table-cell office:value-type="float" office:value="5040" calcext:value-type="float">
            <text:p>5040</text:p>
          </table:table-cell>
          <table:table-cell office:value-type="float" office:value="9.949874" calcext:value-type="float">
            <text:p>9.949874</text:p>
          </table:table-cell>
          <table:table-cell office:value-type="float" office:value="970299" calcext:value-type="float">
            <text:p>970299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.643856" calcext:value-type="float">
            <text:p>6.643856</text:p>
          </table:table-cell>
          <table:table-cell office:value-type="float" office:value="2.732021" calcext:value-type="float">
            <text:p>2.732021</text:p>
          </table:table-cell>
          <table:table-cell office:value-type="float" office:value="664.385619" calcext:value-type="float">
            <text:p>664.385619</text:p>
          </table:table-cell>
          <table:table-cell office:value-type="float" office:value="291099.655375" calcext:value-type="float">
            <text:p>291099.655375</text:p>
          </table:table-cell>
          <table:table-cell office:value-type="float" office:value="2.577568" calcext:value-type="float">
            <text:p>2.577568</text:p>
          </table:table-cell>
          <table:table-cell office:value-type="float" office:value="100" calcext:value-type="float">
            <text:p>100</text:p>
          </table:table-cell>
          <table:table-cell office:value-type="float" office:value="5040" calcext:value-type="float">
            <text:p>5040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4" meta:object-count="0"/>
    <meta:generator>LibreOffice/5.1.6.2$Linux_X86_64 LibreOffice_project/10m0$Build-2</meta:generator>
  </office:meta>
</office:document-meta>
</file>